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lectric_5f_vehicle_5f_charging_5f_station_5f_lis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lectric_vehicle_charging_station_lis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aux addres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Prithviraj Market, Rabindra Nagar, New Delhi- 110003</text:p>
          </table:table-cell>
          <table:table-cell table:style-name="ce1" office:value-type="string" calcext:value-type="string">
            <text:p>Electric Vehicle Charger, Prithviraj Market, Rabindra Nagar, New Delhi- 110003</text:p>
          </table:table-cell>
          <table:table-cell table:style-name="ce1" office:value-type="float" office:value="28.6007255" calcext:value-type="float">
            <text:p>28.6007255</text:p>
          </table:table-cell>
          <table:table-cell table:style-name="ce1" office:value-type="float" office:value="77.2262524" calcext:value-type="float">
            <text:p>77.2262524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Prithviraj Market, Rabindra Nagar, New Delhi- 110003</text:p>
          </table:table-cell>
          <table:table-cell table:style-name="ce1" office:value-type="string" calcext:value-type="string">
            <text:p>Electric Vehicle Charger, Prithviraj Market, Rabindra Nagar, New Delhi- 110003</text:p>
          </table:table-cell>
          <table:table-cell table:style-name="ce1" office:value-type="float" office:value="28.6007255" calcext:value-type="float">
            <text:p>28.6007255</text:p>
          </table:table-cell>
          <table:table-cell table:style-name="ce1" office:value-type="float" office:value="77.2262524" calcext:value-type="float">
            <text:p>77.2262524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Outside RWA Park, Jor Bagh Market, Jor Bagh Colony Road, New Delhi- 110003</text:p>
          </table:table-cell>
          <table:table-cell table:style-name="ce1" office:value-type="string" calcext:value-type="string">
            <text:p>Electric Vehicle Charger, Outside RWA Park, Jor Bagh Market, Jor Bagh Colony Road, New Delhi- 110003</text:p>
          </table:table-cell>
          <table:table-cell table:style-name="ce1" office:value-type="float" office:value="28.5883031" calcext:value-type="float">
            <text:p>28.5883031</text:p>
          </table:table-cell>
          <table:table-cell table:style-name="ce1" office:value-type="float" office:value="77.2176972" calcext:value-type="float">
            <text:p>77.2176972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Opposite Dory Pharmacy, Khanna Market, Aliganj, Lodhi Colony, New Delhi- 110003</text:p>
          </table:table-cell>
          <table:table-cell table:style-name="ce1" office:value-type="string" calcext:value-type="string">
            <text:p>Electric Vehicle Charger, Opposite Dory Pharmacy, Khanna Market, Aliganj, Lodhi Colony, New Delhi- 110003</text:p>
          </table:table-cell>
          <table:table-cell table:style-name="ce1" office:value-type="float" office:value="28.5826538" calcext:value-type="float">
            <text:p>28.5826538</text:p>
          </table:table-cell>
          <table:table-cell table:style-name="ce1" office:value-type="float" office:value="77.2200872" calcext:value-type="float">
            <text:p>77.2200872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Opposite Goel Opticals, Khanna Market, Aliganj, Lodhi Colony, New Delhi- 110003</text:p>
          </table:table-cell>
          <table:table-cell table:style-name="ce1" office:value-type="string" calcext:value-type="string">
            <text:p>Electric Vehicle Charger, Opposite Goel Opticals, Khanna Market, Aliganj, Lodhi Colony, New Delhi- 110003</text:p>
          </table:table-cell>
          <table:table-cell table:style-name="ce1" office:value-type="float" office:value="28.584485" calcext:value-type="float">
            <text:p>28.584485</text:p>
          </table:table-cell>
          <table:table-cell table:style-name="ce1" office:value-type="float" office:value="77.220316" calcext:value-type="float">
            <text:p>77.220316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Dharma Marg, Block Y, Diplomatic Enclave, Malcha Market, New Delhi- 110021</text:p>
          </table:table-cell>
          <table:table-cell table:style-name="ce1" office:value-type="string" calcext:value-type="string">
            <text:p>Electric Vehicle Charger, Dharma Marg, Block Y, Diplomatic Enclave, Malcha Market, New Delhi- 110021</text:p>
          </table:table-cell>
          <table:table-cell table:style-name="ce1" office:value-type="float" office:value="28.6023562" calcext:value-type="float">
            <text:p>28.6023562</text:p>
          </table:table-cell>
          <table:table-cell table:style-name="ce1" office:value-type="float" office:value="77.1866178" calcext:value-type="float">
            <text:p>77.1866178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Outside Westend Vedi Tailors, Bock M, Middle Circle, Connaught Place, New Delhi- 110001</text:p>
          </table:table-cell>
          <table:table-cell table:style-name="ce1" office:value-type="string" calcext:value-type="string">
            <text:p>Electric Vehicle Charger, Outside Westend Vedi Tailors, Bock M, Middle Circle, Connaught Place, New Delhi- 110001</text:p>
          </table:table-cell>
          <table:table-cell table:style-name="ce1" office:value-type="float" office:value="28.6336861" calcext:value-type="float">
            <text:p>28.6336861</text:p>
          </table:table-cell>
          <table:table-cell table:style-name="ce1" office:value-type="float" office:value="77.2181403" calcext:value-type="float">
            <text:p>77.2181403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Near NDMC Office, Fire Brigade Lane, Barakhamba, New Delhi- 110001</text:p>
          </table:table-cell>
          <table:table-cell table:style-name="ce1" office:value-type="string" calcext:value-type="string">
            <text:p>Electric Vehicle Charger, Near NDMC Office, Fire Brigade Lane, Barakhamba, New Delhi- 110001</text:p>
          </table:table-cell>
          <table:table-cell table:style-name="ce1" office:value-type="float" office:value="28.6304482" calcext:value-type="float">
            <text:p>28.6304482</text:p>
          </table:table-cell>
          <table:table-cell table:style-name="ce1" office:value-type="float" office:value="77.2255578" calcext:value-type="float">
            <text:p>77.2255578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Near Bikanervala, Yashwant Place, Chanakyapuri, New Delhi- 110021</text:p>
          </table:table-cell>
          <table:table-cell table:style-name="ce1" office:value-type="string" calcext:value-type="string">
            <text:p>Electric Vehicle Charger, Near Bikanervala, Yashwant Place, Chanakyapuri, New Delhi- 110021</text:p>
          </table:table-cell>
          <table:table-cell table:style-name="ce1" office:value-type="float" office:value="28.5838828" calcext:value-type="float">
            <text:p>28.5838828</text:p>
          </table:table-cell>
          <table:table-cell table:style-name="ce1" office:value-type="float" office:value="77.163408" calcext:value-type="float">
            <text:p>77.163408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Khan Market, Rabindra Nagar, New Delhi- 110003</text:p>
          </table:table-cell>
          <table:table-cell table:style-name="ce1" office:value-type="string" calcext:value-type="string">
            <text:p>Electric Vehicle Charger, Khan Market, Rabindra Nagar, New Delhi- 110003</text:p>
          </table:table-cell>
          <table:table-cell table:style-name="ce1" office:value-type="float" office:value="28.6003333" calcext:value-type="float">
            <text:p>28.6003333</text:p>
          </table:table-cell>
          <table:table-cell table:style-name="ce1" office:value-type="float" office:value="77.2268889" calcext:value-type="float">
            <text:p>77.2268889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Outside Devinder Collections, Shankar Market, Connaught Place, New Delhi- 110001</text:p>
          </table:table-cell>
          <table:table-cell table:style-name="ce1" office:value-type="string" calcext:value-type="string">
            <text:p>Electric Vehicle Charger, Outside Devinder Collections, Shankar Market, Connaught Place, New Delhi- 110001</text:p>
          </table:table-cell>
          <table:table-cell table:style-name="ce1" office:value-type="float" office:value="28.633675" calcext:value-type="float">
            <text:p>28.633675</text:p>
          </table:table-cell>
          <table:table-cell table:style-name="ce1" office:value-type="float" office:value="77.2234929" calcext:value-type="float">
            <text:p>77.2234929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Opposite HDFC Bank, M- Block, , Connaught Place, New Delhi- 110001</text:p>
          </table:table-cell>
          <table:table-cell table:style-name="ce1" office:value-type="string" calcext:value-type="string">
            <text:p>Electric Vehicle Charger, Opposite HDFC Bank, M- Block, , Connaught Place, New Delhi- 110001</text:p>
          </table:table-cell>
          <table:table-cell table:style-name="ce1" office:value-type="float" office:value="28.6325843" calcext:value-type="float">
            <text:p>28.6325843</text:p>
          </table:table-cell>
          <table:table-cell table:style-name="ce1" office:value-type="float" office:value="77.2229787" calcext:value-type="float">
            <text:p>77.2229787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Outside Oriental Bank, Radial Road No. 7, Block M, Connaught Place, New Delhi- 110001</text:p>
          </table:table-cell>
          <table:table-cell table:style-name="ce1" office:value-type="string" calcext:value-type="string">
            <text:p>Electric Vehicle Charger, Outside Oriental Bank, Radial Road No. 7, Block M, Connaught Place, New Delhi- 110001</text:p>
          </table:table-cell>
          <table:table-cell table:style-name="ce1" office:value-type="float" office:value="28.6317294" calcext:value-type="float">
            <text:p>28.6317294</text:p>
          </table:table-cell>
          <table:table-cell table:style-name="ce1" office:value-type="float" office:value="77.2221076" calcext:value-type="float">
            <text:p>77.2221076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Outside Jain Bhawan, 12 Shaheed Bhagat Singh Marg, Gole Market, New Delhi- 110001</text:p>
          </table:table-cell>
          <table:table-cell table:style-name="ce1" office:value-type="string" calcext:value-type="string">
            <text:p>Electric Vehicle Charger, Outside Jain Bhawan, 12 Shaheed Bhagat Singh Marg, Gole Market, New Delhi- 110001</text:p>
          </table:table-cell>
          <table:table-cell table:style-name="ce1" office:value-type="float" office:value="28.633841" calcext:value-type="float">
            <text:p>28.633841</text:p>
          </table:table-cell>
          <table:table-cell table:style-name="ce1" office:value-type="float" office:value="77.2074439" calcext:value-type="float">
            <text:p>77.2074439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NDMC Parking, <text:s/>Near Ferns n Petals, Near BPCL Petrol Pump, <text:s/>C Block RR5, Connaught Place, <text:s/>New Delhi- 110001</text:p>
          </table:table-cell>
          <table:table-cell table:style-name="ce1" office:value-type="string" calcext:value-type="string">
            <text:p>Electric Vehicle Charger, NDMC Parking, <text:s/>Near Ferns n Petals, Near BPCL Petrol Pump, <text:s/>C Block RR5, Connaught Place, <text:s/>New Delhi- 110001</text:p>
          </table:table-cell>
          <table:table-cell table:style-name="ce1" office:value-type="float" office:value="28.6281626" calcext:value-type="float">
            <text:p>28.6281626</text:p>
          </table:table-cell>
          <table:table-cell table:style-name="ce1" office:value-type="float" office:value="77.2155151" calcext:value-type="float">
            <text:p>77.2155151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NDMC Parking, <text:s/>Near Croma, D Block RR5, <text:s/>Opposite BPCL Petrol Pump, <text:s/>Connaught Place, New Delhi- 110001</text:p>
          </table:table-cell>
          <table:table-cell table:style-name="ce1" office:value-type="string" calcext:value-type="string">
            <text:p>Electric Vehicle Charger, NDMC Parking, <text:s/>Near Croma, D Block RR5, <text:s/>Opposite BPCL Petrol Pump, <text:s/>Connaught Place, New Delhi- 110001</text:p>
          </table:table-cell>
          <table:table-cell table:style-name="ce1" office:value-type="float" office:value="28.6281626" calcext:value-type="float">
            <text:p>28.6281626</text:p>
          </table:table-cell>
          <table:table-cell table:style-name="ce1" office:value-type="float" office:value="77.2155151" calcext:value-type="float">
            <text:p>77.2155151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Next to PVR Plaza, H Block RR4, Connaught Place, New Delhi- 110001</text:p>
          </table:table-cell>
          <table:table-cell table:style-name="ce1" office:value-type="string" calcext:value-type="string">
            <text:p>Electric Vehicle Charger, Next to PVR Plaza, H Block RR4, Connaught Place, New Delhi- 110001</text:p>
          </table:table-cell>
          <table:table-cell table:style-name="ce1" office:value-type="float" office:value="28.6350113" calcext:value-type="float">
            <text:p>28.6350113</text:p>
          </table:table-cell>
          <table:table-cell table:style-name="ce1" office:value-type="float" office:value="77.2196112" calcext:value-type="float">
            <text:p>77.2196112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Opposite South Indian Bank, Block E, RR6, Middle Circle, Connaught Place, New Delhi- 110001</text:p>
          </table:table-cell>
          <table:table-cell table:style-name="ce1" office:value-type="string" calcext:value-type="string">
            <text:p>Electric Vehicle Charger, Opposite South Indian Bank, Block E, RR6, Middle Circle, Connaught Place, New Delhi- 110001</text:p>
          </table:table-cell>
          <table:table-cell table:style-name="ce1" office:value-type="float" office:value="28.6338828" calcext:value-type="float">
            <text:p>28.6338828</text:p>
          </table:table-cell>
          <table:table-cell table:style-name="ce1" office:value-type="float" office:value="77.2215424" calcext:value-type="float">
            <text:p>77.2215424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Opposite HP Petrol Pump, Block E, Middle Circle, Connaught Place, New Delhi- 110001</text:p>
          </table:table-cell>
          <table:table-cell table:style-name="ce1" office:value-type="string" calcext:value-type="string">
            <text:p>Electric Vehicle Charger, Opposite HP Petrol Pump, Block E, Middle Circle, Connaught Place, New Delhi- 110001</text:p>
          </table:table-cell>
          <table:table-cell table:style-name="ce1" office:value-type="float" office:value="28.6318964" calcext:value-type="float">
            <text:p>28.6318964</text:p>
          </table:table-cell>
          <table:table-cell table:style-name="ce1" office:value-type="float" office:value="77.2215824" calcext:value-type="float">
            <text:p>77.2215824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Outside Standard Chartered Bank, Sardar Patel Bhawan, Sansad Marg, New Delhi- 110001</text:p>
          </table:table-cell>
          <table:table-cell table:style-name="ce1" office:value-type="string" calcext:value-type="string">
            <text:p>Electric Vehicle Charger, Outside Standard Chartered Bank, Sardar Patel Bhawan, Sansad Marg, New Delhi- 110001</text:p>
          </table:table-cell>
          <table:table-cell table:style-name="ce1" office:value-type="float" office:value="28.6242518" calcext:value-type="float">
            <text:p>28.6242518</text:p>
          </table:table-cell>
          <table:table-cell table:style-name="ce1" office:value-type="float" office:value="77.2125818" calcext:value-type="float">
            <text:p>77.2125818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Sarojini Nagar Market, Sarojini Nagar, New Delhi- 110023</text:p>
          </table:table-cell>
          <table:table-cell table:style-name="ce1" office:value-type="string" calcext:value-type="string">
            <text:p>Electric Vehicle Charger, Sarojini Nagar Market, Sarojini Nagar, New Delhi- 110023</text:p>
          </table:table-cell>
          <table:table-cell table:style-name="ce1" office:value-type="float" office:value="28.5772318" calcext:value-type="float">
            <text:p>28.5772318</text:p>
          </table:table-cell>
          <table:table-cell table:style-name="ce1" office:value-type="float" office:value="77.1972385" calcext:value-type="float">
            <text:p>77.1972385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Outside Iqbal Bros., G1, Block G, Connaught Place, New Delhi- 110001</text:p>
          </table:table-cell>
          <table:table-cell table:style-name="ce1" office:value-type="string" calcext:value-type="string">
            <text:p>Electric Vehicle Charger, Outside Iqbal Bros., G1, Block G, Connaught Place, New Delhi- 110001</text:p>
          </table:table-cell>
          <table:table-cell table:style-name="ce1" office:value-type="float" office:value="28.6337975" calcext:value-type="float">
            <text:p>28.6337975</text:p>
          </table:table-cell>
          <table:table-cell table:style-name="ce1" office:value-type="float" office:value="77.2174553" calcext:value-type="float">
            <text:p>77.2174553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Palika Maternity Hospital, Block 11, Lodhi Colony, Near Khanna Market, New Delhi 110003</text:p>
          </table:table-cell>
          <table:table-cell table:style-name="ce1" office:value-type="string" calcext:value-type="string">
            <text:p>Electric Vehicle Charger, Palika Maternity Hospital, Block 11, Lodhi Colony, Near Khanna Market, New Delhi 110003</text:p>
          </table:table-cell>
          <table:table-cell table:style-name="ce1" office:value-type="float" office:value="28.5838046" calcext:value-type="float">
            <text:p>28.5838046</text:p>
          </table:table-cell>
          <table:table-cell table:style-name="ce1" office:value-type="float" office:value="77.2218225" calcext:value-type="float">
            <text:p>77.2218225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Outside Chelmsford Club/ Opposite CSIR Building, Rafi Marg, Sansad Marg Area, New Delhi 110001</text:p>
          </table:table-cell>
          <table:table-cell table:style-name="ce1" office:value-type="string" calcext:value-type="string">
            <text:p>Electric Vehicle Charger, Outside Chelmsford Club/ Opposite CSIR Building, Rafi Marg, Sansad Marg Area, New Delhi 110001</text:p>
          </table:table-cell>
          <table:table-cell table:style-name="ce1" office:value-type="float" office:value="28.617783" calcext:value-type="float">
            <text:p>28.617783</text:p>
          </table:table-cell>
          <table:table-cell table:style-name="ce1" office:value-type="float" office:value="77.2129959" calcext:value-type="float">
            <text:p>77.2129959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Outside Chelmsford Club/ Opposite CSIR Building, Rafi Marg, Sansad Marg Area, New Delhi 110001</text:p>
          </table:table-cell>
          <table:table-cell table:style-name="ce1" office:value-type="string" calcext:value-type="string">
            <text:p>Electric Vehicle Charger, Outside Chelmsford Club/ Opposite CSIR Building, Rafi Marg, Sansad Marg Area, New Delhi 110001</text:p>
          </table:table-cell>
          <table:table-cell table:style-name="ce1" office:value-type="float" office:value="28.617783" calcext:value-type="float">
            <text:p>28.617783</text:p>
          </table:table-cell>
          <table:table-cell table:style-name="ce1" office:value-type="float" office:value="77.2129959" calcext:value-type="float">
            <text:p>77.2129959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FICCI, FICCI Chowk, Mandi House, Todermal Road Area, Mandi House, New Delhi110001</text:p>
          </table:table-cell>
          <table:table-cell table:style-name="ce1" office:value-type="string" calcext:value-type="string">
            <text:p>Electric Vehicle Charger, FICCI, FICCI Chowk, Mandi House, Todermal Road Area, Mandi House, New Delhi110001</text:p>
          </table:table-cell>
          <table:table-cell table:style-name="ce1" office:value-type="float" office:value="28.6268691" calcext:value-type="float">
            <text:p>28.6268691</text:p>
          </table:table-cell>
          <table:table-cell table:style-name="ce1" office:value-type="float" office:value="77.231853" calcext:value-type="float">
            <text:p>77.231853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Charak Palika Hospital, C7 Lane, Moti Bagh 1, Blok F, New Moti Bagh, New Delhi 110021</text:p>
          </table:table-cell>
          <table:table-cell table:style-name="ce1" office:value-type="string" calcext:value-type="string">
            <text:p>Electric Vehicle Charger, Charak Palika Hospital, C7 Lane, Moti Bagh 1, Blok F, New Moti Bagh, New Delhi 110021</text:p>
          </table:table-cell>
          <table:table-cell table:style-name="ce1" office:value-type="float" office:value="28.5852879" calcext:value-type="float">
            <text:p>28.5852879</text:p>
          </table:table-cell>
          <table:table-cell table:style-name="ce1" office:value-type="float" office:value="77.177094" calcext:value-type="float">
            <text:p>77.177094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PSOI Club, Chanakyapuri, New Delhi 110021</text:p>
          </table:table-cell>
          <table:table-cell table:style-name="ce1" office:value-type="string" calcext:value-type="string">
            <text:p>Electric Vehicle Charger, PSOI Club, Chanakyapuri, New Delhi 110021</text:p>
          </table:table-cell>
          <table:table-cell table:style-name="ce1" office:value-type="float" office:value="28.586617" calcext:value-type="float">
            <text:p>28.586617</text:p>
          </table:table-cell>
          <table:table-cell table:style-name="ce1" office:value-type="float" office:value="77.19364" calcext:value-type="float">
            <text:p>77.19364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PSOI Club, Chanakyapuri, New Delhi 110021</text:p>
          </table:table-cell>
          <table:table-cell table:style-name="ce1" office:value-type="string" calcext:value-type="string">
            <text:p>Electric Vehicle Charger, PSOI Club, Chanakyapuri, New Delhi 110021</text:p>
          </table:table-cell>
          <table:table-cell table:style-name="ce1" office:value-type="float" office:value="28.586617" calcext:value-type="float">
            <text:p>28.586617</text:p>
          </table:table-cell>
          <table:table-cell table:style-name="ce1" office:value-type="float" office:value="77.19364" calcext:value-type="float">
            <text:p>77.19364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Near Snow White, Block D, Inner Circle, Connaught Place, New Delhi 110001</text:p>
          </table:table-cell>
          <table:table-cell table:style-name="ce1" office:value-type="string" calcext:value-type="string">
            <text:p>Electric Vehicle Charger, Near Snow White, Block D, Inner Circle, Connaught Place, New Delhi 110001</text:p>
          </table:table-cell>
          <table:table-cell table:style-name="ce1" office:value-type="float" office:value="28.6336306" calcext:value-type="float">
            <text:p>28.6336306</text:p>
          </table:table-cell>
          <table:table-cell table:style-name="ce1" office:value-type="float" office:value="77.220579" calcext:value-type="float">
            <text:p>77.220579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Outside Van Heusen Showroom, Block C, Inner Circle, Connaught Place, New Delhi 110001</text:p>
          </table:table-cell>
          <table:table-cell table:style-name="ce1" office:value-type="string" calcext:value-type="string">
            <text:p>Electric Vehicle Charger, Outside Van Heusen Showroom, Block C, Inner Circle, Connaught Place, New Delhi 110001</text:p>
          </table:table-cell>
          <table:table-cell table:style-name="ce1" office:value-type="float" office:value="28.6329899" calcext:value-type="float">
            <text:p>28.6329899</text:p>
          </table:table-cell>
          <table:table-cell table:style-name="ce1" office:value-type="float" office:value="77.2179805" calcext:value-type="float">
            <text:p>77.2179805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16-B, Woodland Showroom, Block B, Connaught Place, New Delhi 110001</text:p>
          </table:table-cell>
          <table:table-cell table:style-name="ce1" office:value-type="string" calcext:value-type="string">
            <text:p>Electric Vehicle Charger, 16-B, Woodland Showroom, Block B, Connaught Place, New Delhi 110001</text:p>
          </table:table-cell>
          <table:table-cell table:style-name="ce1" office:value-type="float" office:value="28.6340719" calcext:value-type="float">
            <text:p>28.6340719</text:p>
          </table:table-cell>
          <table:table-cell table:style-name="ce1" office:value-type="float" office:value="77.2187798" calcext:value-type="float">
            <text:p>77.2187798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MRL</text:p>
          </table:table-cell>
          <table:table-cell table:style-name="ce1" office:value-type="string" calcext:value-type="string">
            <text:p>Nandanam Metro station Chennai <text:s/>(CMRL)</text:p>
          </table:table-cell>
          <table:table-cell table:style-name="ce1" office:value-type="string" calcext:value-type="string">
            <text:p>Electric Vehicle Charger, Nandanam Metro station Chennai <text:s/>(CMRL)</text:p>
          </table:table-cell>
          <table:table-cell table:style-name="ce1" office:value-type="float" office:value="12.9959222" calcext:value-type="float">
            <text:p>12.9959222</text:p>
          </table:table-cell>
          <table:table-cell table:style-name="ce1" office:value-type="float" office:value="80.2102867" calcext:value-type="float">
            <text:p>80.2102867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MRL</text:p>
          </table:table-cell>
          <table:table-cell table:style-name="ce1" office:value-type="string" calcext:value-type="string">
            <text:p>Nandanam Metro station Chennai <text:s/>(CMRL)</text:p>
          </table:table-cell>
          <table:table-cell table:style-name="ce1" office:value-type="string" calcext:value-type="string">
            <text:p>Electric Vehicle Charger, Nandanam Metro station Chennai <text:s/>(CMRL)</text:p>
          </table:table-cell>
          <table:table-cell table:style-name="ce1" office:value-type="float" office:value="12.9959222" calcext:value-type="float">
            <text:p>12.9959222</text:p>
          </table:table-cell>
          <table:table-cell table:style-name="ce1" office:value-type="float" office:value="80.2102867" calcext:value-type="float">
            <text:p>80.2102867</text:p>
          </table:table-cell>
          <table:table-cell table:style-name="ce1" office:value-type="string" calcext:value-type="string">
            <text:p>AC-001</text:p>
          </table:table-cell>
          <table:table-cell table:style-name="ce1" office:value-type="string" calcext:value-type="string">
            <text:p>10(3.3 kW each)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ha Metro</text:p>
          </table:table-cell>
          <table:table-cell table:style-name="ce1" office:value-type="string" calcext:value-type="string">
            <text:p>Nagpur Airport Metro Station, Nagpur</text:p>
          </table:table-cell>
          <table:table-cell table:style-name="ce1" office:value-type="string" calcext:value-type="string">
            <text:p>Electric Vehicle Charger, Nagpur Airport Metro Station, Nagpur</text:p>
          </table:table-cell>
          <table:table-cell table:style-name="ce1" office:value-type="float" office:value="21.0868801" calcext:value-type="float">
            <text:p>21.0868801</text:p>
          </table:table-cell>
          <table:table-cell table:style-name="ce1" office:value-type="float" office:value="79.0635586" calcext:value-type="float">
            <text:p>79.0635586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ha Metro</text:p>
          </table:table-cell>
          <table:table-cell table:style-name="ce1" office:value-type="string" calcext:value-type="string">
            <text:p>Nagpur Airport Metro Station, Nagpur</text:p>
          </table:table-cell>
          <table:table-cell table:style-name="ce1" office:value-type="string" calcext:value-type="string">
            <text:p>Electric Vehicle Charger, Nagpur Airport Metro Station, Nagpur</text:p>
          </table:table-cell>
          <table:table-cell table:style-name="ce1" office:value-type="float" office:value="21.0868801" calcext:value-type="float">
            <text:p>21.0868801</text:p>
          </table:table-cell>
          <table:table-cell table:style-name="ce1" office:value-type="float" office:value="79.0635586" calcext:value-type="float">
            <text:p>79.0635586</text:p>
          </table:table-cell>
          <table:table-cell table:style-name="ce1" office:value-type="string" calcext:value-type="string">
            <text:p>AC-001</text:p>
          </table:table-cell>
          <table:table-cell table:style-name="ce1" office:value-type="string" calcext:value-type="string">
            <text:p>10(3.3 kW each)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Yashwant Place, Chanakyapuri, New Delhi- 110021</text:p>
          </table:table-cell>
          <table:table-cell table:style-name="ce1" office:value-type="string" calcext:value-type="string">
            <text:p>Electric Vehicle Charger, Yashwant Place, Chanakyapuri, New Delhi- 110021</text:p>
          </table:table-cell>
          <table:table-cell table:style-name="ce1" office:value-type="float" office:value="28.5853056" calcext:value-type="float">
            <text:p>28.5853056</text:p>
          </table:table-cell>
          <table:table-cell table:style-name="ce1" office:value-type="float" office:value="77.191" calcext:value-type="float">
            <text:p>77.191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Outside Bharat Sanchar Bhawan, Ashoke Road, Janpath, New Delhi- 110001</text:p>
          </table:table-cell>
          <table:table-cell table:style-name="ce1" office:value-type="string" calcext:value-type="string">
            <text:p>Electric Vehicle Charger, Outside Bharat Sanchar Bhawan, Ashoke Road, Janpath, New Delhi- 110001</text:p>
          </table:table-cell>
          <table:table-cell table:style-name="ce1" office:value-type="float" office:value="28.6222241" calcext:value-type="float">
            <text:p>28.6222241</text:p>
          </table:table-cell>
          <table:table-cell table:style-name="ce1" office:value-type="float" office:value="77.2142492" calcext:value-type="float">
            <text:p>77.2142492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Dharma Marg, Block Y, Diplomatic Enclave, Malcha Market, New Delhi- 110021</text:p>
          </table:table-cell>
          <table:table-cell table:style-name="ce1" office:value-type="string" calcext:value-type="string">
            <text:p>Electric Vehicle Charger, Dharma Marg, Block Y, Diplomatic Enclave, Malcha Market, New Delhi- 110021</text:p>
          </table:table-cell>
          <table:table-cell table:style-name="ce1" office:value-type="float" office:value="28.6023562" calcext:value-type="float">
            <text:p>28.6023562</text:p>
          </table:table-cell>
          <table:table-cell table:style-name="ce1" office:value-type="float" office:value="77.1866178" calcext:value-type="float">
            <text:p>77.1866178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Charak Palika Hospital, C7 Lane, Moti Bagh 1, Blok F, New Moti Bagh, New Delhi 110021</text:p>
          </table:table-cell>
          <table:table-cell table:style-name="ce1" office:value-type="string" calcext:value-type="string">
            <text:p>Electric Vehicle Charger, Charak Palika Hospital, C7 Lane, Moti Bagh 1, Blok F, New Moti Bagh, New Delhi 110021</text:p>
          </table:table-cell>
          <table:table-cell table:style-name="ce1" office:value-type="float" office:value="28.5852879" calcext:value-type="float">
            <text:p>28.5852879</text:p>
          </table:table-cell>
          <table:table-cell table:style-name="ce1" office:value-type="float" office:value="77.177094" calcext:value-type="float">
            <text:p>77.177094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Gate No. 1, Lodhi Garden, Lodhi Estate, Lodhi Road, New Delhi 110003</text:p>
          </table:table-cell>
          <table:table-cell table:style-name="ce1" office:value-type="string" calcext:value-type="string">
            <text:p>Electric Vehicle Charger, Gate No. 1, Lodhi Garden, Lodhi Estate, Lodhi Road, New Delhi 110003</text:p>
          </table:table-cell>
          <table:table-cell table:style-name="ce1" office:value-type="float" office:value="28.5907109" calcext:value-type="float">
            <text:p>28.5907109</text:p>
          </table:table-cell>
          <table:table-cell table:style-name="ce1" office:value-type="float" office:value="77.2242844" calcext:value-type="float">
            <text:p>77.2242844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Akashvani Bhawan, Sansad Marg, New Delhi 110001</text:p>
          </table:table-cell>
          <table:table-cell table:style-name="ce1" office:value-type="string" calcext:value-type="string">
            <text:p>Electric Vehicle Charger, Akashvani Bhawan, Sansad Marg, New Delhi 110001</text:p>
          </table:table-cell>
          <table:table-cell table:style-name="ce1" office:value-type="float" office:value="28.6245157" calcext:value-type="float">
            <text:p>28.6245157</text:p>
          </table:table-cell>
          <table:table-cell table:style-name="ce1" office:value-type="float" office:value="77.2135555" calcext:value-type="float">
            <text:p>77.2135555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Opposite IVORY Mart, F Block, Inner Circle, Connaught Place, New Delhi 110001</text:p>
          </table:table-cell>
          <table:table-cell table:style-name="ce1" office:value-type="string" calcext:value-type="string">
            <text:p>Electric Vehicle Charger, Opposite IVORY Mart, F Block, Inner Circle, Connaught Place, New Delhi 110001</text:p>
          </table:table-cell>
          <table:table-cell table:style-name="ce1" office:value-type="float" office:value="28.5503609" calcext:value-type="float">
            <text:p>28.5503609</text:p>
          </table:table-cell>
          <table:table-cell table:style-name="ce1" office:value-type="float" office:value="77.2139161" calcext:value-type="float">
            <text:p>77.2139161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Near ICICI Bank/Metro Gate No. 7 &amp; 8, Block A, Inner Circle, Connaught Place, New Delhi 110001</text:p>
          </table:table-cell>
          <table:table-cell table:style-name="ce1" office:value-type="string" calcext:value-type="string">
            <text:p>Electric Vehicle Charger, Near ICICI Bank/Metro Gate No. 7 &amp; 8, Block A, Inner Circle, Connaught Place, New Delhi 110001</text:p>
          </table:table-cell>
          <table:table-cell table:style-name="ce1" office:value-type="float" office:value="28.632723" calcext:value-type="float">
            <text:p>28.632723</text:p>
          </table:table-cell>
          <table:table-cell table:style-name="ce1" office:value-type="float" office:value="77.217847" calcext:value-type="float">
            <text:p>77.217847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Gopal Das Building, Barakhamba Road, Connaught Lane, Barakhamba, New Delhi110001</text:p>
          </table:table-cell>
          <table:table-cell table:style-name="ce1" office:value-type="string" calcext:value-type="string">
            <text:p>Electric Vehicle Charger, Gopal Das Building, Barakhamba Road, Connaught Lane, Barakhamba, New Delhi110001</text:p>
          </table:table-cell>
          <table:table-cell table:style-name="ce1" office:value-type="float" office:value="28.6325843" calcext:value-type="float">
            <text:p>28.6325843</text:p>
          </table:table-cell>
          <table:table-cell table:style-name="ce1" office:value-type="float" office:value="77.2229787" calcext:value-type="float">
            <text:p>77.2229787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Outside UCO Bank, Block H, RR3, Connaught Place, New Delhi</text:p>
          </table:table-cell>
          <table:table-cell table:style-name="ce1" office:value-type="string" calcext:value-type="string">
            <text:p>Electric Vehicle Charger, Outside UCO Bank, Block H, RR3, Connaught Place, New Delhi</text:p>
          </table:table-cell>
          <table:table-cell table:style-name="ce1" office:value-type="float" office:value="28.6351128" calcext:value-type="float">
            <text:p>28.6351128</text:p>
          </table:table-cell>
          <table:table-cell table:style-name="ce1" office:value-type="float" office:value="77.2184205" calcext:value-type="float">
            <text:p>77.2184205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Press Club of India, 1, Raisina Road, Windsor Place, New Delhi110001</text:p>
          </table:table-cell>
          <table:table-cell table:style-name="ce1" office:value-type="string" calcext:value-type="string">
            <text:p>Electric Vehicle Charger, Press Club of India, 1, Raisina Road, Windsor Place, New Delhi110001</text:p>
          </table:table-cell>
          <table:table-cell table:style-name="ce1" office:value-type="float" office:value="28.6171933" calcext:value-type="float">
            <text:p>28.6171933</text:p>
          </table:table-cell>
          <table:table-cell table:style-name="ce1" office:value-type="float" office:value="77.2136452" calcext:value-type="float">
            <text:p>77.2136452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Post Office, Laxmi Bai Nagar, Safderjung Flyover, New Delhi</text:p>
          </table:table-cell>
          <table:table-cell table:style-name="ce1" office:value-type="string" calcext:value-type="string">
            <text:p>Electric Vehicle Charger, Post Office, Laxmi Bai Nagar, Safderjung Flyover, New Delhi</text:p>
          </table:table-cell>
          <table:table-cell table:style-name="ce1" office:value-type="float" office:value="28.578452" calcext:value-type="float">
            <text:p>28.578452</text:p>
          </table:table-cell>
          <table:table-cell table:style-name="ce1" office:value-type="float" office:value="77.209231" calcext:value-type="float">
            <text:p>77.209231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Electronic City , Metro Station parking gate no.2, Noida - 201301</text:p>
          </table:table-cell>
          <table:table-cell table:style-name="ce1" office:value-type="string" calcext:value-type="string">
            <text:p>Electric Vehicle Charger, Electronic City , Metro Station parking gate no.2, Noida - 201301</text:p>
          </table:table-cell>
          <table:table-cell table:style-name="ce1" office:value-type="float" office:value="28.627941" calcext:value-type="float">
            <text:p>28.627941</text:p>
          </table:table-cell>
          <table:table-cell table:style-name="ce1" office:value-type="float" office:value="77.37493" calcext:value-type="float">
            <text:p>77.37493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H Block market, Haldiram, Car parking , sector - 63 , Noida - 201301</text:p>
          </table:table-cell>
          <table:table-cell table:style-name="ce1" office:value-type="string" calcext:value-type="string">
            <text:p>Electric Vehicle Charger, H Block market, Haldiram, Car parking , sector - 63 , Noida - 201301</text:p>
          </table:table-cell>
          <table:table-cell table:style-name="ce1" office:value-type="float" office:value="28.6265817" calcext:value-type="float">
            <text:p>28.6265817</text:p>
          </table:table-cell>
          <table:table-cell table:style-name="ce1" office:value-type="float" office:value="77.3752161" calcext:value-type="float">
            <text:p>77.3752161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Side of Hotel Claridges, Tees January Marg, Dr. APJ Abdul Kalam Road, New Delhi- 110003</text:p>
          </table:table-cell>
          <table:table-cell table:style-name="ce1" office:value-type="string" calcext:value-type="string">
            <text:p>Electric Vehicle Charger, Side of Hotel Claridges, Tees January Marg, Dr. APJ Abdul Kalam Road, New Delhi- 110003</text:p>
          </table:table-cell>
          <table:table-cell table:style-name="ce1" office:value-type="float" office:value="28.602443" calcext:value-type="float">
            <text:p>28.602443</text:p>
          </table:table-cell>
          <table:table-cell table:style-name="ce1" office:value-type="float" office:value="77.217889" calcext:value-type="float">
            <text:p>77.217889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Gate No. 1, Lodhi Garden, Lodhi Estate, Lodhi Road, New Delhi 110003</text:p>
          </table:table-cell>
          <table:table-cell table:style-name="ce1" office:value-type="string" calcext:value-type="string">
            <text:p>Electric Vehicle Charger, Gate No. 1, Lodhi Garden, Lodhi Estate, Lodhi Road, New Delhi 110003</text:p>
          </table:table-cell>
          <table:table-cell table:style-name="ce1" office:value-type="float" office:value="28.5907109" calcext:value-type="float">
            <text:p>28.5907109</text:p>
          </table:table-cell>
          <table:table-cell table:style-name="ce1" office:value-type="float" office:value="77.2242844" calcext:value-type="float">
            <text:p>77.2242844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Talkatora Garden, President's Estate, New Delhi110004</text:p>
          </table:table-cell>
          <table:table-cell table:style-name="ce1" office:value-type="string" calcext:value-type="string">
            <text:p>Electric Vehicle Charger, Talkatora Garden, President's Estate, New Delhi110004</text:p>
          </table:table-cell>
          <table:table-cell table:style-name="ce1" office:value-type="float" office:value="28.6248358" calcext:value-type="float">
            <text:p>28.6248358</text:p>
          </table:table-cell>
          <table:table-cell table:style-name="ce1" office:value-type="float" office:value="77.1952435" calcext:value-type="float">
            <text:p>77.1952435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Talkatora Garden, President's Estate, New Delhi110004</text:p>
          </table:table-cell>
          <table:table-cell table:style-name="ce1" office:value-type="string" calcext:value-type="string">
            <text:p>Electric Vehicle Charger, Talkatora Garden, President's Estate, New Delhi110004</text:p>
          </table:table-cell>
          <table:table-cell table:style-name="ce1" office:value-type="float" office:value="28.6248358" calcext:value-type="float">
            <text:p>28.6248358</text:p>
          </table:table-cell>
          <table:table-cell table:style-name="ce1" office:value-type="float" office:value="77.1952435" calcext:value-type="float">
            <text:p>77.1952435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Talkatora Stadium, President's Estate, New Delhi110004</text:p>
          </table:table-cell>
          <table:table-cell table:style-name="ce1" office:value-type="string" calcext:value-type="string">
            <text:p>Electric Vehicle Charger, Talkatora Stadium, President's Estate, New Delhi110004</text:p>
          </table:table-cell>
          <table:table-cell table:style-name="ce1" office:value-type="float" office:value="28.6252943" calcext:value-type="float">
            <text:p>28.6252943</text:p>
          </table:table-cell>
          <table:table-cell table:style-name="ce1" office:value-type="float" office:value="77.1952344" calcext:value-type="float">
            <text:p>77.1952344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Indian Coffee House, Connaught Place, New Delhi</text:p>
          </table:table-cell>
          <table:table-cell table:style-name="ce1" office:value-type="string" calcext:value-type="string">
            <text:p>Electric Vehicle Charger, Indian Coffee House, Connaught Place, New Delhi</text:p>
          </table:table-cell>
          <table:table-cell table:style-name="ce1" office:value-type="float" office:value="28.6308096" calcext:value-type="float">
            <text:p>28.6308096</text:p>
          </table:table-cell>
          <table:table-cell table:style-name="ce1" office:value-type="float" office:value="77.2161583" calcext:value-type="float">
            <text:p>77.2161583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Talkatora Garden, President's Estate, New Delhi110004</text:p>
          </table:table-cell>
          <table:table-cell table:style-name="ce1" office:value-type="string" calcext:value-type="string">
            <text:p>Electric Vehicle Charger, Talkatora Garden, President's Estate, New Delhi110004</text:p>
          </table:table-cell>
          <table:table-cell table:style-name="ce1" office:value-type="float" office:value="28.6248358" calcext:value-type="float">
            <text:p>28.6248358</text:p>
          </table:table-cell>
          <table:table-cell table:style-name="ce1" office:value-type="float" office:value="77.1952435" calcext:value-type="float">
            <text:p>77.1952435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Talkatora Stadium, President's Estate, New Delhi110004</text:p>
          </table:table-cell>
          <table:table-cell table:style-name="ce1" office:value-type="string" calcext:value-type="string">
            <text:p>Electric Vehicle Charger, Talkatora Stadium, President's Estate, New Delhi110004</text:p>
          </table:table-cell>
          <table:table-cell table:style-name="ce1" office:value-type="float" office:value="28.6252943" calcext:value-type="float">
            <text:p>28.6252943</text:p>
          </table:table-cell>
          <table:table-cell table:style-name="ce1" office:value-type="float" office:value="77.1952344" calcext:value-type="float">
            <text:p>77.1952344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MRL</text:p>
          </table:table-cell>
          <table:table-cell table:style-name="ce1" office:value-type="string" calcext:value-type="string">
            <text:p>High Court Metro Station, Chennai</text:p>
          </table:table-cell>
          <table:table-cell table:style-name="ce1" office:value-type="string" calcext:value-type="string">
            <text:p>Electric Vehicle Charger, High Court Metro Station, Chennai</text:p>
          </table:table-cell>
          <table:table-cell table:style-name="ce1" office:value-type="float" office:value="13.0318485" calcext:value-type="float">
            <text:p>13.0318485</text:p>
          </table:table-cell>
          <table:table-cell table:style-name="ce1" office:value-type="float" office:value="80.241973" calcext:value-type="float">
            <text:p>80.241973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MRL</text:p>
          </table:table-cell>
          <table:table-cell table:style-name="ce1" office:value-type="string" calcext:value-type="string">
            <text:p>High Court Metro Station, Chennai</text:p>
          </table:table-cell>
          <table:table-cell table:style-name="ce1" office:value-type="string" calcext:value-type="string">
            <text:p>Electric Vehicle Charger, High Court Metro Station, Chennai</text:p>
          </table:table-cell>
          <table:table-cell table:style-name="ce1" office:value-type="float" office:value="13.0318485" calcext:value-type="float">
            <text:p>13.0318485</text:p>
          </table:table-cell>
          <table:table-cell table:style-name="ce1" office:value-type="float" office:value="80.241973" calcext:value-type="float">
            <text:p>80.241973</text:p>
          </table:table-cell>
          <table:table-cell table:style-name="ce1" office:value-type="string" calcext:value-type="string">
            <text:p>AC-001</text:p>
          </table:table-cell>
          <table:table-cell table:style-name="ce1" office:value-type="string" calcext:value-type="string">
            <text:p>10(3.3 kW each)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MRL</text:p>
          </table:table-cell>
          <table:table-cell table:style-name="ce1" office:value-type="string" calcext:value-type="string">
            <text:p>Koyam Bedu <text:s/>Metro Station, Chennai</text:p>
          </table:table-cell>
          <table:table-cell table:style-name="ce1" office:value-type="string" calcext:value-type="string">
            <text:p>Electric Vehicle Charger, Koyam Bedu <text:s/>Metro Station, Chennai</text:p>
          </table:table-cell>
          <table:table-cell table:style-name="ce1" office:value-type="float" office:value="13.1092809" calcext:value-type="float">
            <text:p>13.1092809</text:p>
          </table:table-cell>
          <table:table-cell table:style-name="ce1" office:value-type="float" office:value="80.1523462" calcext:value-type="float">
            <text:p>80.1523462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MRL</text:p>
          </table:table-cell>
          <table:table-cell table:style-name="ce1" office:value-type="string" calcext:value-type="string">
            <text:p>Koyam Bedu <text:s/>Metro Station, Chennai</text:p>
          </table:table-cell>
          <table:table-cell table:style-name="ce1" office:value-type="string" calcext:value-type="string">
            <text:p>Electric Vehicle Charger, Koyam Bedu <text:s/>Metro Station, Chennai</text:p>
          </table:table-cell>
          <table:table-cell table:style-name="ce1" office:value-type="float" office:value="13.1092809" calcext:value-type="float">
            <text:p>13.1092809</text:p>
          </table:table-cell>
          <table:table-cell table:style-name="ce1" office:value-type="float" office:value="80.1523462" calcext:value-type="float">
            <text:p>80.1523462</text:p>
          </table:table-cell>
          <table:table-cell table:style-name="ce1" office:value-type="string" calcext:value-type="string">
            <text:p>AC-001</text:p>
          </table:table-cell>
          <table:table-cell table:style-name="ce1" office:value-type="string" calcext:value-type="string">
            <text:p>10(3.3 kW each)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MRL</text:p>
          </table:table-cell>
          <table:table-cell table:style-name="ce1" office:value-type="string" calcext:value-type="string">
            <text:p>Anna Nagar East Metro Station, Chennai (CMRL)</text:p>
          </table:table-cell>
          <table:table-cell table:style-name="ce1" office:value-type="string" calcext:value-type="string">
            <text:p>Electric Vehicle Charger, Anna Nagar East Metro Station, Chennai (CMRL)</text:p>
          </table:table-cell>
          <table:table-cell table:style-name="ce1" office:value-type="float" office:value="12.9959222" calcext:value-type="float">
            <text:p>12.9959222</text:p>
          </table:table-cell>
          <table:table-cell table:style-name="ce1" office:value-type="float" office:value="80.2102867" calcext:value-type="float">
            <text:p>80.2102867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MRL</text:p>
          </table:table-cell>
          <table:table-cell table:style-name="ce1" office:value-type="string" calcext:value-type="string">
            <text:p>Anna Nagar East Metro Station, Chennai (CMRL)</text:p>
          </table:table-cell>
          <table:table-cell table:style-name="ce1" office:value-type="string" calcext:value-type="string">
            <text:p>Electric Vehicle Charger, Anna Nagar East Metro Station, Chennai (CMRL)</text:p>
          </table:table-cell>
          <table:table-cell table:style-name="ce1" office:value-type="float" office:value="12.9959222" calcext:value-type="float">
            <text:p>12.9959222</text:p>
          </table:table-cell>
          <table:table-cell table:style-name="ce1" office:value-type="float" office:value="80.2102867" calcext:value-type="float">
            <text:p>80.2102867</text:p>
          </table:table-cell>
          <table:table-cell table:style-name="ce1" office:value-type="string" calcext:value-type="string">
            <text:p>AC-001</text:p>
          </table:table-cell>
          <table:table-cell table:style-name="ce1" office:value-type="string" calcext:value-type="string">
            <text:p>10(3.3 kW each)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NMDC Parking, Dilli Haat, West Kidwai Nagar, New Delhi 110023</text:p>
          </table:table-cell>
          <table:table-cell table:style-name="ce1" office:value-type="string" calcext:value-type="string">
            <text:p>Electric Vehicle Charger, NMDC Parking, Dilli Haat, West Kidwai Nagar, New Delhi 110023</text:p>
          </table:table-cell>
          <table:table-cell table:style-name="ce1" office:value-type="float" office:value="28.5772318" calcext:value-type="float">
            <text:p>28.5772318</text:p>
          </table:table-cell>
          <table:table-cell table:style-name="ce1" office:value-type="float" office:value="77.1972385" calcext:value-type="float">
            <text:p>77.1972385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Hotel Claridges, Tees January Marg, Dr. APJ Abdul Kalam Road, New Delhi- 110003</text:p>
          </table:table-cell>
          <table:table-cell table:style-name="ce1" office:value-type="string" calcext:value-type="string">
            <text:p>Electric Vehicle Charger, Hotel Claridges, Tees January Marg, Dr. APJ Abdul Kalam Road, New Delhi- 110003</text:p>
          </table:table-cell>
          <table:table-cell table:style-name="ce1" office:value-type="float" office:value="28.602443" calcext:value-type="float">
            <text:p>28.602443</text:p>
          </table:table-cell>
          <table:table-cell table:style-name="ce1" office:value-type="float" office:value="77.217889" calcext:value-type="float">
            <text:p>77.217889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Janpath Guest House, Connaught Place, New Delhi</text:p>
          </table:table-cell>
          <table:table-cell table:style-name="ce1" office:value-type="string" calcext:value-type="string">
            <text:p>Electric Vehicle Charger, Janpath Guest House, Connaught Place, New Delhi</text:p>
          </table:table-cell>
          <table:table-cell table:style-name="ce1" office:value-type="float" office:value="28.623779" calcext:value-type="float">
            <text:p>28.623779</text:p>
          </table:table-cell>
          <table:table-cell table:style-name="ce1" office:value-type="float" office:value="77.218963" calcext:value-type="float">
            <text:p>77.218963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EESL N-Block GK-1, SDMC parking New Delhi</text:p>
          </table:table-cell>
          <table:table-cell table:style-name="ce1" office:value-type="string" calcext:value-type="string">
            <text:p>Electric Vehicle Charger, EESL N-Block GK-1, SDMC parking New Delhi</text:p>
          </table:table-cell>
          <table:table-cell table:style-name="ce1" office:value-type="float" office:value="28.5568413" calcext:value-type="float">
            <text:p>28.5568413</text:p>
          </table:table-cell>
          <table:table-cell table:style-name="ce1" office:value-type="float" office:value="77.2340489" calcext:value-type="float">
            <text:p>77.2340489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SDMC Parking, B6, Safderjung Enclave</text:p>
          </table:table-cell>
          <table:table-cell table:style-name="ce1" office:value-type="string" calcext:value-type="string">
            <text:p>Electric Vehicle Charger, SDMC Parking, B6, Safderjung Enclave</text:p>
          </table:table-cell>
          <table:table-cell table:style-name="ce1" office:value-type="float" office:value="28.5503609" calcext:value-type="float">
            <text:p>28.5503609</text:p>
          </table:table-cell>
          <table:table-cell table:style-name="ce1" office:value-type="float" office:value="77.2139161" calcext:value-type="float">
            <text:p>77.2139161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SDMC Parking, SDA Market, Hauz Khas, New Delhi, Delhi 110016</text:p>
          </table:table-cell>
          <table:table-cell table:style-name="ce1" office:value-type="string" calcext:value-type="string">
            <text:p>Electric Vehicle Charger, SDMC Parking, SDA Market, Hauz Khas, New Delhi, Delhi 110016</text:p>
          </table:table-cell>
          <table:table-cell table:style-name="ce1" office:value-type="float" office:value="28.5463909" calcext:value-type="float">
            <text:p>28.5463909</text:p>
          </table:table-cell>
          <table:table-cell table:style-name="ce1" office:value-type="float" office:value="77.1963545" calcext:value-type="float">
            <text:p>77.1963545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SDMC Parking, Aurbindo Market Place,Hauz Khas, New Delhi, Delhi 110016</text:p>
          </table:table-cell>
          <table:table-cell table:style-name="ce1" office:value-type="string" calcext:value-type="string">
            <text:p>Electric Vehicle Charger, SDMC Parking, Aurbindo Market Place,Hauz Khas, New Delhi, Delhi 110016</text:p>
          </table:table-cell>
          <table:table-cell table:style-name="ce1" office:value-type="float" office:value="28.5453944" calcext:value-type="float">
            <text:p>28.5453944</text:p>
          </table:table-cell>
          <table:table-cell table:style-name="ce1" office:value-type="float" office:value="77.1908225" calcext:value-type="float">
            <text:p>77.1908225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SDMC Parking, R Block, GK-1, DELHI-110016</text:p>
          </table:table-cell>
          <table:table-cell table:style-name="ce1" office:value-type="string" calcext:value-type="string">
            <text:p>Electric Vehicle Charger, SDMC Parking, R Block, GK-1, DELHI-110016</text:p>
          </table:table-cell>
          <table:table-cell table:style-name="ce1" office:value-type="float" office:value="28.5500136" calcext:value-type="float">
            <text:p>28.5500136</text:p>
          </table:table-cell>
          <table:table-cell table:style-name="ce1" office:value-type="float" office:value="77.2448704" calcext:value-type="float">
            <text:p>77.2448704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KDA</text:p>
          </table:table-cell>
          <table:table-cell table:style-name="ce1" office:value-type="string" calcext:value-type="string">
            <text:p>Near Tank No 3, Opp Goutams, Street Number 24,Sub Central Business District Action Area 1, Action Area I, Newtown West Bengal 700156</text:p>
          </table:table-cell>
          <table:table-cell table:style-name="ce1" office:value-type="string" calcext:value-type="string">
            <text:p>Electric Vehicle Charger, Near Tank No 3, Opp Goutams, Street Number 24,Sub Central Business District Action Area 1, Action Area I, Newtown West Bengal 700156</text:p>
          </table:table-cell>
          <table:table-cell table:style-name="ce1" office:value-type="float" office:value="22.579939" calcext:value-type="float">
            <text:p>22.579939</text:p>
          </table:table-cell>
          <table:table-cell table:style-name="ce1" office:value-type="float" office:value="88.4531807" calcext:value-type="float">
            <text:p>88.4531807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KDA</text:p>
          </table:table-cell>
          <table:table-cell table:style-name="ce1" office:value-type="string" calcext:value-type="string">
            <text:p>Near Tank No 3, Opp Goutams, Street Number 24,Sub Central Business District Action Area 1, Action Area I, Newtown West Bengal 700156</text:p>
          </table:table-cell>
          <table:table-cell table:style-name="ce1" office:value-type="string" calcext:value-type="string">
            <text:p>Electric Vehicle Charger, Near Tank No 3, Opp Goutams, Street Number 24,Sub Central Business District Action Area 1, Action Area I, Newtown West Bengal 700156</text:p>
          </table:table-cell>
          <table:table-cell table:style-name="ce1" office:value-type="float" office:value="22.579939" calcext:value-type="float">
            <text:p>22.579939</text:p>
          </table:table-cell>
          <table:table-cell table:style-name="ce1" office:value-type="float" office:value="88.4531807" calcext:value-type="float">
            <text:p>88.4531807</text:p>
          </table:table-cell>
          <table:table-cell table:style-name="ce1" office:value-type="string" calcext:value-type="string">
            <text:p>AC-001</text:p>
          </table:table-cell>
          <table:table-cell table:style-name="ce1" office:value-type="string" calcext:value-type="string">
            <text:p>10(3.3 kW each)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KDA</text:p>
          </table:table-cell>
          <table:table-cell table:style-name="ce1" office:value-type="string" calcext:value-type="string">
            <text:p>NKDA New Town Business Club Parking Lot, AE Block(Newtown), Newtown, West Bengal 700059</text:p>
          </table:table-cell>
          <table:table-cell table:style-name="ce1" office:value-type="string" calcext:value-type="string">
            <text:p>Electric Vehicle Charger, NKDA New Town Business Club Parking Lot, AE Block(Newtown), Newtown, West Bengal 700059</text:p>
          </table:table-cell>
          <table:table-cell table:style-name="ce1" office:value-type="float" office:value="22.585303" calcext:value-type="float">
            <text:p>22.585303</text:p>
          </table:table-cell>
          <table:table-cell table:style-name="ce1" office:value-type="float" office:value="88.4569056" calcext:value-type="float">
            <text:p>88.4569056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KDA</text:p>
          </table:table-cell>
          <table:table-cell table:style-name="ce1" office:value-type="string" calcext:value-type="string">
            <text:p>NKDA New Town Business Club Parking Lot, AE Block(Newtown), Newtown, West Bengal 700059</text:p>
          </table:table-cell>
          <table:table-cell table:style-name="ce1" office:value-type="string" calcext:value-type="string">
            <text:p>Electric Vehicle Charger, NKDA New Town Business Club Parking Lot, AE Block(Newtown), Newtown, West Bengal 700059</text:p>
          </table:table-cell>
          <table:table-cell table:style-name="ce1" office:value-type="float" office:value="22.585303" calcext:value-type="float">
            <text:p>22.585303</text:p>
          </table:table-cell>
          <table:table-cell table:style-name="ce1" office:value-type="float" office:value="88.4569056" calcext:value-type="float">
            <text:p>88.4569056</text:p>
          </table:table-cell>
          <table:table-cell table:style-name="ce1" office:value-type="string" calcext:value-type="string">
            <text:p>AC-001</text:p>
          </table:table-cell>
          <table:table-cell table:style-name="ce1" office:value-type="string" calcext:value-type="string">
            <text:p>10(3.3 kW each)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KDA</text:p>
          </table:table-cell>
          <table:table-cell table:style-name="ce1" office:value-type="string" calcext:value-type="string">
            <text:p>Parking Lot, 7 Wonders, Gate No 4, Eco Park Entry Plaza, AA IIB, Newtown, Kolkata, West Bengal 700135</text:p>
          </table:table-cell>
          <table:table-cell table:style-name="ce1" office:value-type="string" calcext:value-type="string">
            <text:p>Electric Vehicle Charger, Parking Lot, 7 Wonders, Gate No 4, Eco Park Entry Plaza, AA IIB, Newtown, Kolkata, West Bengal 700135</text:p>
          </table:table-cell>
          <table:table-cell table:style-name="ce1" office:value-type="float" office:value="22.603134" calcext:value-type="float">
            <text:p>22.603134</text:p>
          </table:table-cell>
          <table:table-cell table:style-name="ce1" office:value-type="float" office:value="88.4671428" calcext:value-type="float">
            <text:p>88.4671428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KDA</text:p>
          </table:table-cell>
          <table:table-cell table:style-name="ce1" office:value-type="string" calcext:value-type="string">
            <text:p>Parking Lot, 7 Wonders, Gate No 4, Eco Park Entry Plaza, AA IIB, Newtown, Kolkata, West Bengal 700135</text:p>
          </table:table-cell>
          <table:table-cell table:style-name="ce1" office:value-type="string" calcext:value-type="string">
            <text:p>Electric Vehicle Charger, Parking Lot, 7 Wonders, Gate No 4, Eco Park Entry Plaza, AA IIB, Newtown, Kolkata, West Bengal 700135</text:p>
          </table:table-cell>
          <table:table-cell table:style-name="ce1" office:value-type="float" office:value="22.603134" calcext:value-type="float">
            <text:p>22.603134</text:p>
          </table:table-cell>
          <table:table-cell table:style-name="ce1" office:value-type="float" office:value="88.4671428" calcext:value-type="float">
            <text:p>88.4671428</text:p>
          </table:table-cell>
          <table:table-cell table:style-name="ce1" office:value-type="string" calcext:value-type="string">
            <text:p>AC-001</text:p>
          </table:table-cell>
          <table:table-cell table:style-name="ce1" office:value-type="string" calcext:value-type="string">
            <text:p>10(3.3 kW each)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KDA</text:p>
          </table:table-cell>
          <table:table-cell table:style-name="ce1" office:value-type="string" calcext:value-type="string">
            <text:p>Parking Lot Golf Club, Gate no. 6, Ecopark, Deshbandhu Nagar, Rekjuani, West Bengal 700156</text:p>
          </table:table-cell>
          <table:table-cell table:style-name="ce1" office:value-type="string" calcext:value-type="string">
            <text:p>Electric Vehicle Charger, Parking Lot Golf Club, Gate no. 6, Ecopark, Deshbandhu Nagar, Rekjuani, West Bengal 700156</text:p>
          </table:table-cell>
          <table:table-cell table:style-name="ce1" office:value-type="float" office:value="22.5833562" calcext:value-type="float">
            <text:p>22.5833562</text:p>
          </table:table-cell>
          <table:table-cell table:style-name="ce1" office:value-type="float" office:value="88.4593418" calcext:value-type="float">
            <text:p>88.4593418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KDA</text:p>
          </table:table-cell>
          <table:table-cell table:style-name="ce1" office:value-type="string" calcext:value-type="string">
            <text:p>Parking Lot Golf Club, Gate no. 6, Ecopark, Deshbandhu Nagar, Rekjuani, West Bengal 700156</text:p>
          </table:table-cell>
          <table:table-cell table:style-name="ce1" office:value-type="string" calcext:value-type="string">
            <text:p>Electric Vehicle Charger, Parking Lot Golf Club, Gate no. 6, Ecopark, Deshbandhu Nagar, Rekjuani, West Bengal 700156</text:p>
          </table:table-cell>
          <table:table-cell table:style-name="ce1" office:value-type="float" office:value="22.5833562" calcext:value-type="float">
            <text:p>22.5833562</text:p>
          </table:table-cell>
          <table:table-cell table:style-name="ce1" office:value-type="float" office:value="88.4593418" calcext:value-type="float">
            <text:p>88.4593418</text:p>
          </table:table-cell>
          <table:table-cell table:style-name="ce1" office:value-type="string" calcext:value-type="string">
            <text:p>AC-001</text:p>
          </table:table-cell>
          <table:table-cell table:style-name="ce1" office:value-type="string" calcext:value-type="string">
            <text:p>10(3.3 kW each)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KDA</text:p>
          </table:table-cell>
          <table:table-cell table:style-name="ce1" office:value-type="string" calcext:value-type="string">
            <text:p>NKDA Parking Lot, Beside Tata Memorial Cancer Hospital , 14, MAR(E-W), DH Block(Newtown), Action Area I, Newtown, Kolkata, West Bengal 700160</text:p>
          </table:table-cell>
          <table:table-cell table:style-name="ce1" office:value-type="string" calcext:value-type="string">
            <text:p>Electric Vehicle Charger, NKDA Parking Lot, Beside Tata Memorial Cancer Hospital , 14, MAR(E-W), DH Block(Newtown), Action Area I, Newtown, Kolkata, West Bengal 700160</text:p>
          </table:table-cell>
          <table:table-cell table:style-name="ce1" office:value-type="float" office:value="22.5770971" calcext:value-type="float">
            <text:p>22.5770971</text:p>
          </table:table-cell>
          <table:table-cell table:style-name="ce1" office:value-type="float" office:value="88.4796319" calcext:value-type="float">
            <text:p>88.4796319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KDA</text:p>
          </table:table-cell>
          <table:table-cell table:style-name="ce1" office:value-type="string" calcext:value-type="string">
            <text:p>NKDA Parking Lot, Beside Tata Memorial Cancer Hospital , 14, MAR(E-W), DH Block(Newtown), Action Area I, Newtown, Kolkata, West Bengal 700160</text:p>
          </table:table-cell>
          <table:table-cell table:style-name="ce1" office:value-type="string" calcext:value-type="string">
            <text:p>Electric Vehicle Charger, NKDA Parking Lot, Beside Tata Memorial Cancer Hospital , 14, MAR(E-W), DH Block(Newtown), Action Area I, Newtown, Kolkata, West Bengal 700160</text:p>
          </table:table-cell>
          <table:table-cell table:style-name="ce1" office:value-type="float" office:value="22.5770971" calcext:value-type="float">
            <text:p>22.5770971</text:p>
          </table:table-cell>
          <table:table-cell table:style-name="ce1" office:value-type="float" office:value="88.4796319" calcext:value-type="float">
            <text:p>88.4796319</text:p>
          </table:table-cell>
          <table:table-cell table:style-name="ce1" office:value-type="string" calcext:value-type="string">
            <text:p>AC-001</text:p>
          </table:table-cell>
          <table:table-cell table:style-name="ce1" office:value-type="string" calcext:value-type="string">
            <text:p>10(3.3 kW each)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KDA</text:p>
          </table:table-cell>
          <table:table-cell table:style-name="ce1" office:value-type="string" calcext:value-type="string">
            <text:p>NKDA Parking Lot, Beside Axis Mall, CF Block Newtown, Action Area 1C, Newtown, Kolkata, West Bengal 700156</text:p>
          </table:table-cell>
          <table:table-cell table:style-name="ce1" office:value-type="string" calcext:value-type="string">
            <text:p>Electric Vehicle Charger, NKDA Parking Lot, Beside Axis Mall, CF Block Newtown, Action Area 1C, Newtown, Kolkata, West Bengal 700156</text:p>
          </table:table-cell>
          <table:table-cell table:style-name="ce1" office:value-type="float" office:value="22.5796534" calcext:value-type="float">
            <text:p>22.5796534</text:p>
          </table:table-cell>
          <table:table-cell table:style-name="ce1" office:value-type="float" office:value="88.459843" calcext:value-type="float">
            <text:p>88.459843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KDA</text:p>
          </table:table-cell>
          <table:table-cell table:style-name="ce1" office:value-type="string" calcext:value-type="string">
            <text:p>NKDA Parking Lot, Beside Axis Mall, CF Block Newtown, Action Area 1C, Newtown, Kolkata, West Bengal 700156</text:p>
          </table:table-cell>
          <table:table-cell table:style-name="ce1" office:value-type="string" calcext:value-type="string">
            <text:p>Electric Vehicle Charger, NKDA Parking Lot, Beside Axis Mall, CF Block Newtown, Action Area 1C, Newtown, Kolkata, West Bengal 700156</text:p>
          </table:table-cell>
          <table:table-cell table:style-name="ce1" office:value-type="float" office:value="22.5796534" calcext:value-type="float">
            <text:p>22.5796534</text:p>
          </table:table-cell>
          <table:table-cell table:style-name="ce1" office:value-type="float" office:value="88.459843" calcext:value-type="float">
            <text:p>88.459843</text:p>
          </table:table-cell>
          <table:table-cell table:style-name="ce1" office:value-type="string" calcext:value-type="string">
            <text:p>AC-001</text:p>
          </table:table-cell>
          <table:table-cell table:style-name="ce1" office:value-type="string" calcext:value-type="string">
            <text:p>10(3.3 kW each)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Ganga Shopping Complex, Sector 29, Noida, Uttar Pradesh 201301</text:p>
          </table:table-cell>
          <table:table-cell table:style-name="ce1" office:value-type="string" calcext:value-type="string">
            <text:p>Electric Vehicle Charger, Ganga Shopping Complex, Sector 29, Noida, Uttar Pradesh 201301</text:p>
          </table:table-cell>
          <table:table-cell table:style-name="ce1" office:value-type="float" office:value="28.5721498" calcext:value-type="float">
            <text:p>28.5721498</text:p>
          </table:table-cell>
          <table:table-cell table:style-name="ce1" office:value-type="float" office:value="77.3375462" calcext:value-type="float">
            <text:p>77.3375462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Near RTO OfficeSector 33A, Noida, Ghaziabad, Uttar Pradesh, 201301, India</text:p>
          </table:table-cell>
          <table:table-cell table:style-name="ce1" office:value-type="string" calcext:value-type="string">
            <text:p>Electric Vehicle Charger, Near RTO OfficeSector 33A, Noida, Ghaziabad, Uttar Pradesh, 201301, India</text:p>
          </table:table-cell>
          <table:table-cell table:style-name="ce1" office:value-type="float" office:value="28.5821195" calcext:value-type="float">
            <text:p>28.5821195</text:p>
          </table:table-cell>
          <table:table-cell table:style-name="ce1" office:value-type="float" office:value="77.3266991" calcext:value-type="float">
            <text:p>77.3266991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Sector 15, Nithari, Noida, Dadri, Gautam Buddha Nagar, Uttar Pradesh, 201301, India</text:p>
          </table:table-cell>
          <table:table-cell table:style-name="ce1" office:value-type="string" calcext:value-type="string">
            <text:p>Electric Vehicle Charger, Sector 15, Nithari, Noida, Dadri, Gautam Buddha Nagar, Uttar Pradesh, 201301, India</text:p>
          </table:table-cell>
          <table:table-cell table:style-name="ce1" office:value-type="float" office:value="28.6265817" calcext:value-type="float">
            <text:p>28.6265817</text:p>
          </table:table-cell>
          <table:table-cell table:style-name="ce1" office:value-type="float" office:value="77.3752161" calcext:value-type="float">
            <text:p>77.3752161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road between sector 124 &amp; 125 and beside SPCl Sector Road, Noida, Uttar Pradesh, 201313</text:p>
          </table:table-cell>
          <table:table-cell table:style-name="ce1" office:value-type="string" calcext:value-type="string">
            <text:p>Electric Vehicle Charger, road between sector 124 &amp; 125 and beside SPCl Sector Road, Noida, Uttar Pradesh, 201313</text:p>
          </table:table-cell>
          <table:table-cell table:style-name="ce1" office:value-type="float" office:value="28.5481935" calcext:value-type="float">
            <text:p>28.5481935</text:p>
          </table:table-cell>
          <table:table-cell table:style-name="ce1" office:value-type="float" office:value="77.3221938" calcext:value-type="float">
            <text:p>77.3221938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Between kirti mann plaza and NMC hospital Sector 30 Noida</text:p>
          </table:table-cell>
          <table:table-cell table:style-name="ce1" office:value-type="string" calcext:value-type="string">
            <text:p>Electric Vehicle Charger, Between kirti mann plaza and NMC hospital Sector 30 Noida</text:p>
          </table:table-cell>
          <table:table-cell table:style-name="ce1" office:value-type="float" office:value="28.5727977" calcext:value-type="float">
            <text:p>28.5727977</text:p>
          </table:table-cell>
          <table:table-cell table:style-name="ce1" office:value-type="float" office:value="77.340531" calcext:value-type="float">
            <text:p>77.340531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Sector 142, Noida, Uttar Pradesh, 201305</text:p>
          </table:table-cell>
          <table:table-cell table:style-name="ce1" office:value-type="string" calcext:value-type="string">
            <text:p>Electric Vehicle Charger, <text:s/>Sector 142, Noida, Uttar Pradesh, 201305</text:p>
          </table:table-cell>
          <table:table-cell table:style-name="ce1" office:value-type="float" office:value="28.6265817" calcext:value-type="float">
            <text:p>28.6265817</text:p>
          </table:table-cell>
          <table:table-cell table:style-name="ce1" office:value-type="float" office:value="77.3752161" calcext:value-type="float">
            <text:p>77.3752161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Outside Chelmsford Club/ Opposite CSIR Building, Rafi Marg, Sansad Marg Area, New Delhi 110001</text:p>
          </table:table-cell>
          <table:table-cell table:style-name="ce1" office:value-type="string" calcext:value-type="string">
            <text:p>Electric Vehicle Charger, Outside Chelmsford Club/ Opposite CSIR Building, Rafi Marg, Sansad Marg Area, New Delhi 110001</text:p>
          </table:table-cell>
          <table:table-cell table:style-name="ce1" office:value-type="float" office:value="28.617783" calcext:value-type="float">
            <text:p>28.617783</text:p>
          </table:table-cell>
          <table:table-cell table:style-name="ce1" office:value-type="float" office:value="77.2129959" calcext:value-type="float">
            <text:p>77.2129959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Outside Chelmsford Club/ Opposite CSIR Building, Rafi Marg, Sansad Marg Area, New Delhi 110001</text:p>
          </table:table-cell>
          <table:table-cell table:style-name="ce1" office:value-type="string" calcext:value-type="string">
            <text:p>Electric Vehicle Charger, Outside Chelmsford Club/ Opposite CSIR Building, Rafi Marg, Sansad Marg Area, New Delhi 110001</text:p>
          </table:table-cell>
          <table:table-cell table:style-name="ce1" office:value-type="float" office:value="28.617783" calcext:value-type="float">
            <text:p>28.617783</text:p>
          </table:table-cell>
          <table:table-cell table:style-name="ce1" office:value-type="float" office:value="77.2129959" calcext:value-type="float">
            <text:p>77.2129959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Gate No. 1, Lodhi Garden, Lodhi Estate, Lodhi Road, New Delhi 110003</text:p>
          </table:table-cell>
          <table:table-cell table:style-name="ce1" office:value-type="string" calcext:value-type="string">
            <text:p>Electric Vehicle Charger, Gate No. 1, Lodhi Garden, Lodhi Estate, Lodhi Road, New Delhi 110003</text:p>
          </table:table-cell>
          <table:table-cell table:style-name="ce1" office:value-type="float" office:value="28.5907109" calcext:value-type="float">
            <text:p>28.5907109</text:p>
          </table:table-cell>
          <table:table-cell table:style-name="ce1" office:value-type="float" office:value="77.2242844" calcext:value-type="float">
            <text:p>77.2242844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Gate No. 1, Lodhi Garden, Lodhi Estate, Lodhi Road, New Delhi 110003</text:p>
          </table:table-cell>
          <table:table-cell table:style-name="ce1" office:value-type="string" calcext:value-type="string">
            <text:p>Electric Vehicle Charger, Gate No. 1, Lodhi Garden, Lodhi Estate, Lodhi Road, New Delhi 110003</text:p>
          </table:table-cell>
          <table:table-cell table:style-name="ce1" office:value-type="float" office:value="28.5907109" calcext:value-type="float">
            <text:p>28.5907109</text:p>
          </table:table-cell>
          <table:table-cell table:style-name="ce1" office:value-type="float" office:value="77.2242844" calcext:value-type="float">
            <text:p>77.2242844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Outside Chelmsford Club/ Opposite CSIR Building, Rafi Marg, Sansad Marg Area, New Delhi 110001</text:p>
          </table:table-cell>
          <table:table-cell table:style-name="ce1" office:value-type="string" calcext:value-type="string">
            <text:p>Electric Vehicle Charger, Outside Chelmsford Club/ Opposite CSIR Building, Rafi Marg, Sansad Marg Area, New Delhi 110001</text:p>
          </table:table-cell>
          <table:table-cell table:style-name="ce1" office:value-type="float" office:value="28.617783" calcext:value-type="float">
            <text:p>28.617783</text:p>
          </table:table-cell>
          <table:table-cell table:style-name="ce1" office:value-type="float" office:value="77.2129959" calcext:value-type="float">
            <text:p>77.2129959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Outside Chelmsford Club/ Opposite CSIR Building, Rafi Marg, Sansad Marg Area, New Delhi 110001</text:p>
          </table:table-cell>
          <table:table-cell table:style-name="ce1" office:value-type="string" calcext:value-type="string">
            <text:p>Electric Vehicle Charger, Outside Chelmsford Club/ Opposite CSIR Building, Rafi Marg, Sansad Marg Area, New Delhi 110001</text:p>
          </table:table-cell>
          <table:table-cell table:style-name="ce1" office:value-type="float" office:value="28.617783" calcext:value-type="float">
            <text:p>28.617783</text:p>
          </table:table-cell>
          <table:table-cell table:style-name="ce1" office:value-type="float" office:value="77.2129959" calcext:value-type="float">
            <text:p>77.2129959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NMDC Parking, Dilli Haat, West Kidwai Nagar, New Delhi 110023</text:p>
          </table:table-cell>
          <table:table-cell table:style-name="ce1" office:value-type="string" calcext:value-type="string">
            <text:p>Electric Vehicle Charger, NMDC Parking, Dilli Haat, West Kidwai Nagar, New Delhi 110023</text:p>
          </table:table-cell>
          <table:table-cell table:style-name="ce1" office:value-type="float" office:value="28.5772318" calcext:value-type="float">
            <text:p>28.5772318</text:p>
          </table:table-cell>
          <table:table-cell table:style-name="ce1" office:value-type="float" office:value="77.1972385" calcext:value-type="float">
            <text:p>77.1972385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Op. C&amp;R Textiles Ltd, sector-60, Noida</text:p>
          </table:table-cell>
          <table:table-cell table:style-name="ce1" office:value-type="string" calcext:value-type="string">
            <text:p>Electric Vehicle Charger, Op. C&amp;R Textiles Ltd, sector-60, Noida</text:p>
          </table:table-cell>
          <table:table-cell table:style-name="ce1" office:value-type="float" office:value="28.6021486" calcext:value-type="float">
            <text:p>28.6021486</text:p>
          </table:table-cell>
          <table:table-cell table:style-name="ce1" office:value-type="float" office:value="77.3627249" calcext:value-type="float">
            <text:p>77.3627249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Near Tata Advance Systems, sector- 59, Noida</text:p>
          </table:table-cell>
          <table:table-cell table:style-name="ce1" office:value-type="string" calcext:value-type="string">
            <text:p>Electric Vehicle Charger, Near Tata Advance Systems, sector- 59, Noida</text:p>
          </table:table-cell>
          <table:table-cell table:style-name="ce1" office:value-type="float" office:value="28.6075627" calcext:value-type="float">
            <text:p>28.6075627</text:p>
          </table:table-cell>
          <table:table-cell table:style-name="ce1" office:value-type="float" office:value="77.3683319" calcext:value-type="float">
            <text:p>77.3683319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In front of Marie gold exports ltd, A block, sector-64, Noida</text:p>
          </table:table-cell>
          <table:table-cell table:style-name="ce1" office:value-type="string" calcext:value-type="string">
            <text:p>Electric Vehicle Charger, In front of Marie gold exports ltd, A block, sector-64, Noida</text:p>
          </table:table-cell>
          <table:table-cell table:style-name="ce1" office:value-type="float" office:value="28.611892" calcext:value-type="float">
            <text:p>28.611892</text:p>
          </table:table-cell>
          <table:table-cell table:style-name="ce1" office:value-type="float" office:value="77.3762261" calcext:value-type="float">
            <text:p>77.3762261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In front of Hexagon pvt ltd, sector-65, Noida</text:p>
          </table:table-cell>
          <table:table-cell table:style-name="ce1" office:value-type="string" calcext:value-type="string">
            <text:p>Electric Vehicle Charger, In front of Hexagon pvt ltd, sector-65, Noida</text:p>
          </table:table-cell>
          <table:table-cell table:style-name="ce1" office:value-type="float" office:value="28.6127633" calcext:value-type="float">
            <text:p>28.6127633</text:p>
          </table:table-cell>
          <table:table-cell table:style-name="ce1" office:value-type="float" office:value="77.3871319" calcext:value-type="float">
            <text:p>77.3871319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Charger 4,c/o SDMC, GK-1 N Block market, New Delhi,, Delhi - 110048</text:p>
          </table:table-cell>
          <table:table-cell table:style-name="ce1" office:value-type="string" calcext:value-type="string">
            <text:p>Electric Vehicle Charger, Charger 4,c/o SDMC, GK-1 N Block market, New Delhi,, Delhi - 110048</text:p>
          </table:table-cell>
          <table:table-cell table:style-name="ce1" office:value-type="float" office:value="28.5730519" calcext:value-type="float">
            <text:p>28.5730519</text:p>
          </table:table-cell>
          <table:table-cell table:style-name="ce1" office:value-type="float" office:value="77.1735339" calcext:value-type="float">
            <text:p>77.1735339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Charger 5, c/o SDMC, GK-1 N Block market, New Delhi,, Delhi - 110048</text:p>
          </table:table-cell>
          <table:table-cell table:style-name="ce1" office:value-type="string" calcext:value-type="string">
            <text:p>Electric Vehicle Charger, Charger 5, c/o SDMC, GK-1 N Block market, New Delhi,, Delhi - 110048</text:p>
          </table:table-cell>
          <table:table-cell table:style-name="ce1" office:value-type="float" office:value="28.5730519" calcext:value-type="float">
            <text:p>28.5730519</text:p>
          </table:table-cell>
          <table:table-cell table:style-name="ce1" office:value-type="float" office:value="77.1735339" calcext:value-type="float">
            <text:p>77.1735339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EESL PVR Priya Vasant Vihar, SDMC parking New Delhi, Near Gold's Gym</text:p>
          </table:table-cell>
          <table:table-cell table:style-name="ce1" office:value-type="string" calcext:value-type="string">
            <text:p>Electric Vehicle Charger, EESL PVR Priya Vasant Vihar, SDMC parking New Delhi, Near Gold's Gym</text:p>
          </table:table-cell>
          <table:table-cell table:style-name="ce1" office:value-type="float" office:value="28.5576621" calcext:value-type="float">
            <text:p>28.5576621</text:p>
          </table:table-cell>
          <table:table-cell table:style-name="ce1" office:value-type="float" office:value="77.1576843" calcext:value-type="float">
            <text:p>77.1576843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EESL PVR Priya Vasant Vihar, SDMC parking New Delhi, Near Plot 7</text:p>
          </table:table-cell>
          <table:table-cell table:style-name="ce1" office:value-type="string" calcext:value-type="string">
            <text:p>Electric Vehicle Charger, EESL PVR Priya Vasant Vihar, SDMC parking New Delhi, Near Plot 7</text:p>
          </table:table-cell>
          <table:table-cell table:style-name="ce1" office:value-type="float" office:value="28.5576621" calcext:value-type="float">
            <text:p>28.5576621</text:p>
          </table:table-cell>
          <table:table-cell table:style-name="ce1" office:value-type="float" office:value="77.1576843" calcext:value-type="float">
            <text:p>77.1576843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EV Parking Slot 3-5, SDMC Parking, Hauz Khas Village, Hauz Khas, 110016</text:p>
          </table:table-cell>
          <table:table-cell table:style-name="ce1" office:value-type="string" calcext:value-type="string">
            <text:p>Electric Vehicle Charger, EV Parking Slot 3-5, SDMC Parking, Hauz Khas Village, Hauz Khas, 110016</text:p>
          </table:table-cell>
          <table:table-cell table:style-name="ce1" office:value-type="float" office:value="28.5533997" calcext:value-type="float">
            <text:p>28.5533997</text:p>
          </table:table-cell>
          <table:table-cell table:style-name="ce1" office:value-type="float" office:value="77.1941654" calcext:value-type="float">
            <text:p>77.1941654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EV Parking Slot 5, SDMC Parking, Hauz Khas Village, Hauz Khas, 110016</text:p>
          </table:table-cell>
          <table:table-cell table:style-name="ce1" office:value-type="string" calcext:value-type="string">
            <text:p>Electric Vehicle Charger, EV Parking Slot 5, SDMC Parking, Hauz Khas Village, Hauz Khas, 110016</text:p>
          </table:table-cell>
          <table:table-cell table:style-name="ce1" office:value-type="float" office:value="28.5533997" calcext:value-type="float">
            <text:p>28.5533997</text:p>
          </table:table-cell>
          <table:table-cell table:style-name="ce1" office:value-type="float" office:value="77.1941654" calcext:value-type="float">
            <text:p>77.1941654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J-Block, Malviya Nagar, parking New Delhi</text:p>
          </table:table-cell>
          <table:table-cell table:style-name="ce1" office:value-type="string" calcext:value-type="string">
            <text:p>Electric Vehicle Charger, J-Block, Malviya Nagar, parking New Delhi</text:p>
          </table:table-cell>
          <table:table-cell table:style-name="ce1" office:value-type="float" office:value="28.5836863" calcext:value-type="float">
            <text:p>28.5836863</text:p>
          </table:table-cell>
          <table:table-cell table:style-name="ce1" office:value-type="float" office:value="77.0801998" calcext:value-type="float">
            <text:p>77.0801998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J-Block, Malviya Nagar, parking New Delhi</text:p>
          </table:table-cell>
          <table:table-cell table:style-name="ce1" office:value-type="string" calcext:value-type="string">
            <text:p>Electric Vehicle Charger, J-Block, Malviya Nagar, parking New Delhi</text:p>
          </table:table-cell>
          <table:table-cell table:style-name="ce1" office:value-type="float" office:value="28.5836863" calcext:value-type="float">
            <text:p>28.5836863</text:p>
          </table:table-cell>
          <table:table-cell table:style-name="ce1" office:value-type="float" office:value="77.0801998" calcext:value-type="float">
            <text:p>77.0801998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Veer Savarkar Marg, Lajpat Nagar, SDMC parking New Delhi</text:p>
          </table:table-cell>
          <table:table-cell table:style-name="ce1" office:value-type="string" calcext:value-type="string">
            <text:p>Electric Vehicle Charger, Veer Savarkar Marg, Lajpat Nagar, SDMC parking New Delhi</text:p>
          </table:table-cell>
          <table:table-cell table:style-name="ce1" office:value-type="float" office:value="28.571886" calcext:value-type="float">
            <text:p>28.571886</text:p>
          </table:table-cell>
          <table:table-cell table:style-name="ce1" office:value-type="float" office:value="77.242384" calcext:value-type="float">
            <text:p>77.242384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Feroze Gandhi Road, Lajpat Nagar, SDMC parking New Delhi</text:p>
          </table:table-cell>
          <table:table-cell table:style-name="ce1" office:value-type="string" calcext:value-type="string">
            <text:p>Electric Vehicle Charger, Feroze Gandhi Road, Lajpat Nagar, SDMC parking New Delhi</text:p>
          </table:table-cell>
          <table:table-cell table:style-name="ce1" office:value-type="float" office:value="28.6428915" calcext:value-type="float">
            <text:p>28.6428915</text:p>
          </table:table-cell>
          <table:table-cell table:style-name="ce1" office:value-type="float" office:value="77.2190894" calcext:value-type="float">
            <text:p>77.2190894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Meharchand Market, SDMC parking, New Delhi</text:p>
          </table:table-cell>
          <table:table-cell table:style-name="ce1" office:value-type="string" calcext:value-type="string">
            <text:p>Electric Vehicle Charger, Meharchand Market, SDMC parking, New Delhi</text:p>
          </table:table-cell>
          <table:table-cell table:style-name="ce1" office:value-type="float" office:value="28.5860181" calcext:value-type="float">
            <text:p>28.5860181</text:p>
          </table:table-cell>
          <table:table-cell table:style-name="ce1" office:value-type="float" office:value="77.2279415" calcext:value-type="float">
            <text:p>77.2279415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EESL H-Block, Sarita Vihar, SDMC parking New Delhi</text:p>
          </table:table-cell>
          <table:table-cell table:style-name="ce1" office:value-type="string" calcext:value-type="string">
            <text:p>Electric Vehicle Charger, EESL H-Block, Sarita Vihar, SDMC parking New Delhi</text:p>
          </table:table-cell>
          <table:table-cell table:style-name="ce1" office:value-type="float" office:value="28.534966" calcext:value-type="float">
            <text:p>28.534966</text:p>
          </table:table-cell>
          <table:table-cell table:style-name="ce1" office:value-type="float" office:value="77.291393" calcext:value-type="float">
            <text:p>77.291393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EESL, Plot 81-85, Nehru Place, SDMC Parking, New Delhi</text:p>
          </table:table-cell>
          <table:table-cell table:style-name="ce1" office:value-type="string" calcext:value-type="string">
            <text:p>Electric Vehicle Charger, EESL, Plot 81-85, Nehru Place, SDMC Parking, New Delhi</text:p>
          </table:table-cell>
          <table:table-cell table:style-name="ce1" office:value-type="float" office:value="28.5488714" calcext:value-type="float">
            <text:p>28.5488714</text:p>
          </table:table-cell>
          <table:table-cell table:style-name="ce1" office:value-type="float" office:value="77.2541062" calcext:value-type="float">
            <text:p>77.2541062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RANVP</text:p>
          </table:table-cell>
          <table:table-cell table:style-name="ce1" office:value-type="string" calcext:value-type="string">
            <text:p>NRANVP, PARYAVAS BHAWAN, NORTH BLOCK, SECTOR 19, NAYA RAYPUR MARG, ATAL NAGAR RAIPUR</text:p>
          </table:table-cell>
          <table:table-cell table:style-name="ce1" office:value-type="string" calcext:value-type="string">
            <text:p>Electric Vehicle Charger, NRANVP, PARYAVAS BHAWAN, NORTH BLOCK, SECTOR 19, NAYA RAYPUR MARG, ATAL NAGAR RAIPUR</text:p>
          </table:table-cell>
          <table:table-cell table:style-name="ce1" office:value-type="float" office:value="21.1642265" calcext:value-type="float">
            <text:p>21.1642265</text:p>
          </table:table-cell>
          <table:table-cell table:style-name="ce1" office:value-type="float" office:value="81.7886588" calcext:value-type="float">
            <text:p>81.7886588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RANVP</text:p>
          </table:table-cell>
          <table:table-cell table:style-name="ce1" office:value-type="string" calcext:value-type="string">
            <text:p>CBDNAVA RAIPUR MARG, SECTOR 21,KAYABANDHA, ATAL NAGAR RAIPUR DIST. 492101 Chhatisgarh</text:p>
          </table:table-cell>
          <table:table-cell table:style-name="ce1" office:value-type="string" calcext:value-type="string">
            <text:p>Electric Vehicle Charger, CBDNAVA RAIPUR MARG, SECTOR 21,KAYABANDHA, ATAL NAGAR RAIPUR DIST. 492101 Chhatisgarh</text:p>
          </table:table-cell>
          <table:table-cell table:style-name="ce1" office:value-type="float" office:value="21.1700582" calcext:value-type="float">
            <text:p>21.1700582</text:p>
          </table:table-cell>
          <table:table-cell table:style-name="ce1" office:value-type="float" office:value="81.7714469" calcext:value-type="float">
            <text:p>81.7714469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Diagonally op. Sasta Sundar Hospital, sector- 58, Noida</text:p>
          </table:table-cell>
          <table:table-cell table:style-name="ce1" office:value-type="string" calcext:value-type="string">
            <text:p>Electric Vehicle Charger, Diagonally op. Sasta Sundar Hospital, sector- 58, Noida</text:p>
          </table:table-cell>
          <table:table-cell table:style-name="ce1" office:value-type="float" office:value="28.6067511" calcext:value-type="float">
            <text:p>28.6067511</text:p>
          </table:table-cell>
          <table:table-cell table:style-name="ce1" office:value-type="float" office:value="77.3597194" calcext:value-type="float">
            <text:p>77.3597194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In front of affinity salon, sector- 51, Noida</text:p>
          </table:table-cell>
          <table:table-cell table:style-name="ce1" office:value-type="string" calcext:value-type="string">
            <text:p>Electric Vehicle Charger, In front of affinity salon, sector- 51, Noida</text:p>
          </table:table-cell>
          <table:table-cell table:style-name="ce1" office:value-type="float" office:value="28.5773143" calcext:value-type="float">
            <text:p>28.5773143</text:p>
          </table:table-cell>
          <table:table-cell table:style-name="ce1" office:value-type="float" office:value="77.3609538" calcext:value-type="float">
            <text:p>77.3609538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Side parking of HCL building, sector-8, Noida</text:p>
          </table:table-cell>
          <table:table-cell table:style-name="ce1" office:value-type="string" calcext:value-type="string">
            <text:p>Electric Vehicle Charger, Side parking of HCL building, sector-8, Noida</text:p>
          </table:table-cell>
          <table:table-cell table:style-name="ce1" office:value-type="float" office:value="28.5951643" calcext:value-type="float">
            <text:p>28.5951643</text:p>
          </table:table-cell>
          <table:table-cell table:style-name="ce1" office:value-type="float" office:value="77.328135" calcext:value-type="float">
            <text:p>77.328135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Opp C-101 Jain air travels, sector-2, Noida</text:p>
          </table:table-cell>
          <table:table-cell table:style-name="ce1" office:value-type="string" calcext:value-type="string">
            <text:p>Electric Vehicle Charger, Opp C-101 Jain air travels, sector-2, Noida</text:p>
          </table:table-cell>
          <table:table-cell table:style-name="ce1" office:value-type="float" office:value="28.5846875" calcext:value-type="float">
            <text:p>28.5846875</text:p>
          </table:table-cell>
          <table:table-cell table:style-name="ce1" office:value-type="float" office:value="77.3159296" calcext:value-type="float">
            <text:p>77.3159296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H Block market, Haldiram, Car parking , sector - 63 , Noida - 201301</text:p>
          </table:table-cell>
          <table:table-cell table:style-name="ce1" office:value-type="string" calcext:value-type="string">
            <text:p>Electric Vehicle Charger, H Block market, Haldiram, Car parking , sector - 63 , Noida - 201301</text:p>
          </table:table-cell>
          <table:table-cell table:style-name="ce1" office:value-type="float" office:value="28.6265817" calcext:value-type="float">
            <text:p>28.6265817</text:p>
          </table:table-cell>
          <table:table-cell table:style-name="ce1" office:value-type="float" office:value="77.3752161" calcext:value-type="float">
            <text:p>77.3752161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H Block market, Haldiram, Car parking , sector - 63 , Noida - 201301</text:p>
          </table:table-cell>
          <table:table-cell table:style-name="ce1" office:value-type="string" calcext:value-type="string">
            <text:p>Electric Vehicle Charger, H Block market, Haldiram, Car parking , sector - 63 , Noida - 201301</text:p>
          </table:table-cell>
          <table:table-cell table:style-name="ce1" office:value-type="float" office:value="28.6265817" calcext:value-type="float">
            <text:p>28.6265817</text:p>
          </table:table-cell>
          <table:table-cell table:style-name="ce1" office:value-type="float" office:value="77.3752161" calcext:value-type="float">
            <text:p>77.3752161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Electronic City , Metro Station parking gate no.2, Noida - 201301</text:p>
          </table:table-cell>
          <table:table-cell table:style-name="ce1" office:value-type="string" calcext:value-type="string">
            <text:p>Electric Vehicle Charger, Electronic City , Metro Station parking gate no.2, Noida - 201301</text:p>
          </table:table-cell>
          <table:table-cell table:style-name="ce1" office:value-type="float" office:value="28.627941" calcext:value-type="float">
            <text:p>28.627941</text:p>
          </table:table-cell>
          <table:table-cell table:style-name="ce1" office:value-type="float" office:value="77.37493" calcext:value-type="float">
            <text:p>77.37493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Electronic City , Metro Station parking gate no.2, Noida - 201301</text:p>
          </table:table-cell>
          <table:table-cell table:style-name="ce1" office:value-type="string" calcext:value-type="string">
            <text:p>Electric Vehicle Charger, Electronic City , Metro Station parking gate no.2, Noida - 201301</text:p>
          </table:table-cell>
          <table:table-cell table:style-name="ce1" office:value-type="float" office:value="28.627941" calcext:value-type="float">
            <text:p>28.627941</text:p>
          </table:table-cell>
          <table:table-cell table:style-name="ce1" office:value-type="float" office:value="77.37493" calcext:value-type="float">
            <text:p>77.37493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Between kirti mann plaza and NMC hospital Sector 30 Noida</text:p>
          </table:table-cell>
          <table:table-cell table:style-name="ce1" office:value-type="string" calcext:value-type="string">
            <text:p>Electric Vehicle Charger, Between kirti mann plaza and NMC hospital Sector 30 Noida</text:p>
          </table:table-cell>
          <table:table-cell table:style-name="ce1" office:value-type="float" office:value="28.5727977" calcext:value-type="float">
            <text:p>28.5727977</text:p>
          </table:table-cell>
          <table:table-cell table:style-name="ce1" office:value-type="float" office:value="77.340531" calcext:value-type="float">
            <text:p>77.340531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Between kirti mann plaza and NMC hospital Sector 30 Noida</text:p>
          </table:table-cell>
          <table:table-cell table:style-name="ce1" office:value-type="string" calcext:value-type="string">
            <text:p>Electric Vehicle Charger, Between kirti mann plaza and NMC hospital Sector 30 Noida</text:p>
          </table:table-cell>
          <table:table-cell table:style-name="ce1" office:value-type="float" office:value="28.5727977" calcext:value-type="float">
            <text:p>28.5727977</text:p>
          </table:table-cell>
          <table:table-cell table:style-name="ce1" office:value-type="float" office:value="77.340531" calcext:value-type="float">
            <text:p>77.340531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Near RTO OfficeSector 33A, Noida, Ghaziabad, Uttar Pradesh, 201301, India</text:p>
          </table:table-cell>
          <table:table-cell table:style-name="ce1" office:value-type="string" calcext:value-type="string">
            <text:p>Electric Vehicle Charger, Near RTO OfficeSector 33A, Noida, Ghaziabad, Uttar Pradesh, 201301, India</text:p>
          </table:table-cell>
          <table:table-cell table:style-name="ce1" office:value-type="float" office:value="28.5821195" calcext:value-type="float">
            <text:p>28.5821195</text:p>
          </table:table-cell>
          <table:table-cell table:style-name="ce1" office:value-type="float" office:value="77.3266991" calcext:value-type="float">
            <text:p>77.3266991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Near RTO OfficeSector 33A, Noida, Ghaziabad, Uttar Pradesh, 201301, India</text:p>
          </table:table-cell>
          <table:table-cell table:style-name="ce1" office:value-type="string" calcext:value-type="string">
            <text:p>Electric Vehicle Charger, Near RTO OfficeSector 33A, Noida, Ghaziabad, Uttar Pradesh, 201301, India</text:p>
          </table:table-cell>
          <table:table-cell table:style-name="ce1" office:value-type="float" office:value="28.5821195" calcext:value-type="float">
            <text:p>28.5821195</text:p>
          </table:table-cell>
          <table:table-cell table:style-name="ce1" office:value-type="float" office:value="77.3266991" calcext:value-type="float">
            <text:p>77.3266991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road between sector 124 &amp; 125 and beside SPCl Sector Road, Noida, Uttar Pradesh, 201313</text:p>
          </table:table-cell>
          <table:table-cell table:style-name="ce1" office:value-type="string" calcext:value-type="string">
            <text:p>Electric Vehicle Charger, road between sector 124 &amp; 125 and beside SPCl Sector Road, Noida, Uttar Pradesh, 201313</text:p>
          </table:table-cell>
          <table:table-cell table:style-name="ce1" office:value-type="float" office:value="28.5481935" calcext:value-type="float">
            <text:p>28.5481935</text:p>
          </table:table-cell>
          <table:table-cell table:style-name="ce1" office:value-type="float" office:value="77.3221938" calcext:value-type="float">
            <text:p>77.3221938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road between sector 124 &amp; 125 and beside SPCl Sector Road, Noida, Uttar Pradesh, 201313</text:p>
          </table:table-cell>
          <table:table-cell table:style-name="ce1" office:value-type="string" calcext:value-type="string">
            <text:p>Electric Vehicle Charger, road between sector 124 &amp; 125 and beside SPCl Sector Road, Noida, Uttar Pradesh, 201313</text:p>
          </table:table-cell>
          <table:table-cell table:style-name="ce1" office:value-type="float" office:value="28.5481935" calcext:value-type="float">
            <text:p>28.5481935</text:p>
          </table:table-cell>
          <table:table-cell table:style-name="ce1" office:value-type="float" office:value="77.3221938" calcext:value-type="float">
            <text:p>77.3221938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Sector 142, Near Advan Chowk <text:s/>Noida, Uttar Pradesh, 201305</text:p>
          </table:table-cell>
          <table:table-cell table:style-name="ce1" office:value-type="string" calcext:value-type="string">
            <text:p>Electric Vehicle Charger, <text:s/>Sector 142, Near Advan Chowk <text:s/>Noida, Uttar Pradesh, 201305</text:p>
          </table:table-cell>
          <table:table-cell table:style-name="ce1" office:value-type="float" office:value="28.4999533" calcext:value-type="float">
            <text:p>28.4999533</text:p>
          </table:table-cell>
          <table:table-cell table:style-name="ce1" office:value-type="float" office:value="77.4142541" calcext:value-type="float">
            <text:p>77.4142541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Sector 142, Near Advan Chowk <text:s/>Noida, Uttar Pradesh, 201305</text:p>
          </table:table-cell>
          <table:table-cell table:style-name="ce1" office:value-type="string" calcext:value-type="string">
            <text:p>Electric Vehicle Charger, <text:s/>Sector 142, Near Advan Chowk <text:s/>Noida, Uttar Pradesh, 201305</text:p>
          </table:table-cell>
          <table:table-cell table:style-name="ce1" office:value-type="float" office:value="28.4999533" calcext:value-type="float">
            <text:p>28.4999533</text:p>
          </table:table-cell>
          <table:table-cell table:style-name="ce1" office:value-type="float" office:value="77.4142541" calcext:value-type="float">
            <text:p>77.4142541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Sector 61 Opposite Shopprix Mall , Noida, Uttar Pradesh, 201305</text:p>
          </table:table-cell>
          <table:table-cell table:style-name="ce1" office:value-type="string" calcext:value-type="string">
            <text:p>Electric Vehicle Charger, <text:s/>Sector 61 Opposite Shopprix Mall , Noida, Uttar Pradesh, 201305</text:p>
          </table:table-cell>
          <table:table-cell table:style-name="ce1" office:value-type="float" office:value="28.5971" calcext:value-type="float">
            <text:p>28.5971</text:p>
          </table:table-cell>
          <table:table-cell table:style-name="ce1" office:value-type="float" office:value="77.3649" calcext:value-type="float">
            <text:p>77.3649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Sector 61 Opposite Shopprix Mall , Noida, Uttar Pradesh, 201305</text:p>
          </table:table-cell>
          <table:table-cell table:style-name="ce1" office:value-type="string" calcext:value-type="string">
            <text:p>Electric Vehicle Charger, <text:s/>Sector 61 Opposite Shopprix Mall , Noida, Uttar Pradesh, 201305</text:p>
          </table:table-cell>
          <table:table-cell table:style-name="ce1" office:value-type="float" office:value="28.5971" calcext:value-type="float">
            <text:p>28.5971</text:p>
          </table:table-cell>
          <table:table-cell table:style-name="ce1" office:value-type="float" office:value="77.3649" calcext:value-type="float">
            <text:p>77.3649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Sector 50 <text:s/>Central Market, Noida, Uttar Pradesh, 201305</text:p>
          </table:table-cell>
          <table:table-cell table:style-name="ce1" office:value-type="string" calcext:value-type="string">
            <text:p>Electric Vehicle Charger, <text:s/>Sector 50 <text:s/>Central Market, Noida, Uttar Pradesh, 201305</text:p>
          </table:table-cell>
          <table:table-cell table:style-name="ce1" office:value-type="float" office:value="28.5719972" calcext:value-type="float">
            <text:p>28.5719972</text:p>
          </table:table-cell>
          <table:table-cell table:style-name="ce1" office:value-type="float" office:value="77.3693678" calcext:value-type="float">
            <text:p>77.3693678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Sector 50 , Central Market, <text:s/>Noida, Uttar Pradesh, 201305</text:p>
          </table:table-cell>
          <table:table-cell table:style-name="ce1" office:value-type="string" calcext:value-type="string">
            <text:p>Electric Vehicle Charger, <text:s/>Sector 50 , Central Market, <text:s/>Noida, Uttar Pradesh, 201305</text:p>
          </table:table-cell>
          <table:table-cell table:style-name="ce1" office:value-type="float" office:value="28.5290983" calcext:value-type="float">
            <text:p>28.5290983</text:p>
          </table:table-cell>
          <table:table-cell table:style-name="ce1" office:value-type="float" office:value="77.4033806" calcext:value-type="float">
            <text:p>77.4033806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Ganga Shopping Complex, Sector 29, Noida, Uttar Pradesh 201301</text:p>
          </table:table-cell>
          <table:table-cell table:style-name="ce1" office:value-type="string" calcext:value-type="string">
            <text:p>Electric Vehicle Charger, Ganga Shopping Complex, Sector 29, Noida, Uttar Pradesh 201301</text:p>
          </table:table-cell>
          <table:table-cell table:style-name="ce1" office:value-type="float" office:value="28.5721498" calcext:value-type="float">
            <text:p>28.5721498</text:p>
          </table:table-cell>
          <table:table-cell table:style-name="ce1" office:value-type="float" office:value="77.3375462" calcext:value-type="float">
            <text:p>77.3375462</text:p>
          </table:table-cell>
          <table:table-cell table:style-name="ce1" office:value-type="string" calcext:value-type="string">
            <text:p>AC-001</text:p>
          </table:table-cell>
          <table:table-cell table:style-name="ce1" office:value-type="string" calcext:value-type="string">
            <text:p>10(3.3 kW each)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Ganga Shopping Complex, Sector 29, Noida, Uttar Pradesh 201301</text:p>
          </table:table-cell>
          <table:table-cell table:style-name="ce1" office:value-type="string" calcext:value-type="string">
            <text:p>Electric Vehicle Charger, Ganga Shopping Complex, Sector 29, Noida, Uttar Pradesh 201301</text:p>
          </table:table-cell>
          <table:table-cell table:style-name="ce1" office:value-type="float" office:value="28.5721498" calcext:value-type="float">
            <text:p>28.5721498</text:p>
          </table:table-cell>
          <table:table-cell table:style-name="ce1" office:value-type="float" office:value="77.3375462" calcext:value-type="float">
            <text:p>77.3375462</text:p>
          </table:table-cell>
          <table:table-cell table:style-name="ce1" office:value-type="string" calcext:value-type="string">
            <text:p>AC-001</text:p>
          </table:table-cell>
          <table:table-cell table:style-name="ce1" office:value-type="string" calcext:value-type="string">
            <text:p>10(3.3 kW each)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Between kirti mann plaza and NMC hospital Sector 30 Noida</text:p>
          </table:table-cell>
          <table:table-cell table:style-name="ce1" office:value-type="string" calcext:value-type="string">
            <text:p>Electric Vehicle Charger, Between kirti mann plaza and NMC hospital Sector 30 Noida</text:p>
          </table:table-cell>
          <table:table-cell table:style-name="ce1" office:value-type="float" office:value="28.5727977" calcext:value-type="float">
            <text:p>28.5727977</text:p>
          </table:table-cell>
          <table:table-cell table:style-name="ce1" office:value-type="float" office:value="77.340531" calcext:value-type="float">
            <text:p>77.340531</text:p>
          </table:table-cell>
          <table:table-cell table:style-name="ce1" office:value-type="string" calcext:value-type="string">
            <text:p>AC-001</text:p>
          </table:table-cell>
          <table:table-cell table:style-name="ce1" office:value-type="string" calcext:value-type="string">
            <text:p>10(3.3 kW each)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Between kirti mann plaza and NMC hospital Sector 30 Noida</text:p>
          </table:table-cell>
          <table:table-cell table:style-name="ce1" office:value-type="string" calcext:value-type="string">
            <text:p>Electric Vehicle Charger, Between kirti mann plaza and NMC hospital Sector 30 Noida</text:p>
          </table:table-cell>
          <table:table-cell table:style-name="ce1" office:value-type="float" office:value="28.5727977" calcext:value-type="float">
            <text:p>28.5727977</text:p>
          </table:table-cell>
          <table:table-cell table:style-name="ce1" office:value-type="float" office:value="77.340531" calcext:value-type="float">
            <text:p>77.340531</text:p>
          </table:table-cell>
          <table:table-cell table:style-name="ce1" office:value-type="string" calcext:value-type="string">
            <text:p>AC-001</text:p>
          </table:table-cell>
          <table:table-cell table:style-name="ce1" office:value-type="string" calcext:value-type="string">
            <text:p>10(3.3 kW each)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Sector 50 <text:s/>Central Market, Noida, Uttar Pradesh, 201305</text:p>
          </table:table-cell>
          <table:table-cell table:style-name="ce1" office:value-type="string" calcext:value-type="string">
            <text:p>Electric Vehicle Charger, <text:s/>Sector 50 <text:s/>Central Market, Noida, Uttar Pradesh, 201305</text:p>
          </table:table-cell>
          <table:table-cell table:style-name="ce1" office:value-type="float" office:value="28.5719972" calcext:value-type="float">
            <text:p>28.5719972</text:p>
          </table:table-cell>
          <table:table-cell table:style-name="ce1" office:value-type="float" office:value="77.3693678" calcext:value-type="float">
            <text:p>77.3693678</text:p>
          </table:table-cell>
          <table:table-cell table:style-name="ce1" office:value-type="string" calcext:value-type="string">
            <text:p>AC-001</text:p>
          </table:table-cell>
          <table:table-cell table:style-name="ce1" office:value-type="string" calcext:value-type="string">
            <text:p>10(3.3 kW each)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Sector 50 <text:s/>Central Market, Noida, Uttar Pradesh, 201305</text:p>
          </table:table-cell>
          <table:table-cell table:style-name="ce1" office:value-type="string" calcext:value-type="string">
            <text:p>Electric Vehicle Charger, <text:s/>Sector 50 <text:s/>Central Market, Noida, Uttar Pradesh, 201305</text:p>
          </table:table-cell>
          <table:table-cell table:style-name="ce1" office:value-type="float" office:value="28.5719972" calcext:value-type="float">
            <text:p>28.5719972</text:p>
          </table:table-cell>
          <table:table-cell table:style-name="ce1" office:value-type="float" office:value="77.3693678" calcext:value-type="float">
            <text:p>77.3693678</text:p>
          </table:table-cell>
          <table:table-cell table:style-name="ce1" office:value-type="string" calcext:value-type="string">
            <text:p>AC-001</text:p>
          </table:table-cell>
          <table:table-cell table:style-name="ce1" office:value-type="string" calcext:value-type="string">
            <text:p>10(3.3 kW each)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Sector 15, Nithari, Noida, Dadri, Gautam Buddha Nagar, Uttar Pradesh, 201301, India</text:p>
          </table:table-cell>
          <table:table-cell table:style-name="ce1" office:value-type="string" calcext:value-type="string">
            <text:p>Electric Vehicle Charger, Sector 15, Nithari, Noida, Dadri, Gautam Buddha Nagar, Uttar Pradesh, 201301, India</text:p>
          </table:table-cell>
          <table:table-cell table:style-name="ce1" office:value-type="float" office:value="28.6265817" calcext:value-type="float">
            <text:p>28.6265817</text:p>
          </table:table-cell>
          <table:table-cell table:style-name="ce1" office:value-type="float" office:value="77.3752161" calcext:value-type="float">
            <text:p>77.3752161</text:p>
          </table:table-cell>
          <table:table-cell table:style-name="ce1" office:value-type="string" calcext:value-type="string">
            <text:p>AC-001</text:p>
          </table:table-cell>
          <table:table-cell table:style-name="ce1" office:value-type="string" calcext:value-type="string">
            <text:p>10(3.3 kW each)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c/o SDMCHauz Khas VillageNew Delhi,Delhi - 110016</text:p>
          </table:table-cell>
          <table:table-cell table:style-name="ce1" office:value-type="string" calcext:value-type="string">
            <text:p>Electric Vehicle Charger, c/o SDMCHauz Khas VillageNew Delhi,Delhi - 110016</text:p>
          </table:table-cell>
          <table:table-cell table:style-name="ce1" office:value-type="float" office:value="28.5471702" calcext:value-type="float">
            <text:p>28.5471702</text:p>
          </table:table-cell>
          <table:table-cell table:style-name="ce1" office:value-type="float" office:value="77.2002745" calcext:value-type="float">
            <text:p>77.2002745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NMDC Parking, Dilli Haat, West Kidwai Nagar, New Delhi 110023</text:p>
          </table:table-cell>
          <table:table-cell table:style-name="ce1" office:value-type="string" calcext:value-type="string">
            <text:p>Electric Vehicle Charger, NMDC Parking, Dilli Haat, West Kidwai Nagar, New Delhi 110023</text:p>
          </table:table-cell>
          <table:table-cell table:style-name="ce1" office:value-type="float" office:value="28.5772318" calcext:value-type="float">
            <text:p>28.5772318</text:p>
          </table:table-cell>
          <table:table-cell table:style-name="ce1" office:value-type="float" office:value="77.1972385" calcext:value-type="float">
            <text:p>77.1972385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Hotel Claridges, Tees January Marg, Dr. APJ Abdul Kalam Road, New Delhi- 110003</text:p>
          </table:table-cell>
          <table:table-cell table:style-name="ce1" office:value-type="string" calcext:value-type="string">
            <text:p>Electric Vehicle Charger, Hotel Claridges, Tees January Marg, Dr. APJ Abdul Kalam Road, New Delhi- 110003</text:p>
          </table:table-cell>
          <table:table-cell table:style-name="ce1" office:value-type="float" office:value="28.602443" calcext:value-type="float">
            <text:p>28.602443</text:p>
          </table:table-cell>
          <table:table-cell table:style-name="ce1" office:value-type="float" office:value="77.217889" calcext:value-type="float">
            <text:p>77.217889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Sector 61 Opposite Shopprix Mall , Noida, Uttar Pradesh, 201305</text:p>
          </table:table-cell>
          <table:table-cell table:style-name="ce1" office:value-type="string" calcext:value-type="string">
            <text:p>Electric Vehicle Charger, <text:s/>Sector 61 Opposite Shopprix Mall , Noida, Uttar Pradesh, 201305</text:p>
          </table:table-cell>
          <table:table-cell table:style-name="ce1" office:value-type="float" office:value="28.5971" calcext:value-type="float">
            <text:p>28.5971</text:p>
          </table:table-cell>
          <table:table-cell table:style-name="ce1" office:value-type="float" office:value="77.3649" calcext:value-type="float">
            <text:p>77.3649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Sector 50 , Central Market, <text:s/>Noida, Uttar Pradesh, 201305</text:p>
          </table:table-cell>
          <table:table-cell table:style-name="ce1" office:value-type="string" calcext:value-type="string">
            <text:p>Electric Vehicle Charger, <text:s/>Sector 50 , Central Market, <text:s/>Noida, Uttar Pradesh, 201305</text:p>
          </table:table-cell>
          <table:table-cell table:style-name="ce1" office:value-type="float" office:value="28.5290983" calcext:value-type="float">
            <text:p>28.5290983</text:p>
          </table:table-cell>
          <table:table-cell table:style-name="ce1" office:value-type="float" office:value="77.4033806" calcext:value-type="float">
            <text:p>77.4033806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MRL</text:p>
          </table:table-cell>
          <table:table-cell table:style-name="ce1" office:value-type="string" calcext:value-type="string">
            <text:p>Chennai Egmore metro, Chennai (CMRL)</text:p>
          </table:table-cell>
          <table:table-cell table:style-name="ce1" office:value-type="string" calcext:value-type="string">
            <text:p>Electric Vehicle Charger, <text:s/>Chennai Egmore metro, Chennai (CMRL)</text:p>
          </table:table-cell>
          <table:table-cell table:style-name="ce1" office:value-type="float" office:value="13.0730518" calcext:value-type="float">
            <text:p>13.0730518</text:p>
          </table:table-cell>
          <table:table-cell table:style-name="ce1" office:value-type="float" office:value="80.1938063" calcext:value-type="float">
            <text:p>80.1938063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MRL</text:p>
          </table:table-cell>
          <table:table-cell table:style-name="ce1" office:value-type="string" calcext:value-type="string">
            <text:p>Chennai Metro Alandur station Car parking area, Alandur, Chennai 600016</text:p>
          </table:table-cell>
          <table:table-cell table:style-name="ce1" office:value-type="string" calcext:value-type="string">
            <text:p>Electric Vehicle Charger, Chennai Metro Alandur station Car parking area, Alandur, Chennai 600016</text:p>
          </table:table-cell>
          <table:table-cell table:style-name="ce1" office:value-type="float" office:value="13.0042155" calcext:value-type="float">
            <text:p>13.0042155</text:p>
          </table:table-cell>
          <table:table-cell table:style-name="ce1" office:value-type="float" office:value="80.2015482" calcext:value-type="float">
            <text:p>80.2015482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Charger 6, c/o SDMC, GK-1 N Block market, New Delhi,, Delhi - 110048</text:p>
          </table:table-cell>
          <table:table-cell table:style-name="ce1" office:value-type="string" calcext:value-type="string">
            <text:p>Electric Vehicle Charger, Charger 6, c/o SDMC, GK-1 N Block market, New Delhi,, Delhi - 110048</text:p>
          </table:table-cell>
          <table:table-cell table:style-name="ce1" office:value-type="float" office:value="28.5730519" calcext:value-type="float">
            <text:p>28.5730519</text:p>
          </table:table-cell>
          <table:table-cell table:style-name="ce1" office:value-type="float" office:value="77.1735339" calcext:value-type="float">
            <text:p>77.1735339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EV Parking Slot 3-5, SDMC Parking, N Block Market, Greater Kailash - 1 , 110048</text:p>
          </table:table-cell>
          <table:table-cell table:style-name="ce1" office:value-type="string" calcext:value-type="string">
            <text:p>Electric Vehicle Charger, EV Parking Slot 3-5, SDMC Parking, N Block Market, Greater Kailash - 1 , 110048</text:p>
          </table:table-cell>
          <table:table-cell table:style-name="ce1" office:value-type="float" office:value="28.55664" calcext:value-type="float">
            <text:p>28.55664</text:p>
          </table:table-cell>
          <table:table-cell table:style-name="ce1" office:value-type="float" office:value="77.2321386" calcext:value-type="float">
            <text:p>77.2321386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EV Parking Slot 5, SDMC Parking, N Block Market, Greater Kailash - 1 , 110048</text:p>
          </table:table-cell>
          <table:table-cell table:style-name="ce1" office:value-type="string" calcext:value-type="string">
            <text:p>Electric Vehicle Charger, EV Parking Slot 5, SDMC Parking, N Block Market, Greater Kailash - 1 , 110048</text:p>
          </table:table-cell>
          <table:table-cell table:style-name="ce1" office:value-type="float" office:value="28.55664" calcext:value-type="float">
            <text:p>28.55664</text:p>
          </table:table-cell>
          <table:table-cell table:style-name="ce1" office:value-type="float" office:value="77.2321386" calcext:value-type="float">
            <text:p>77.2321386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EV Parking Slot 2, SDMC Parking, Hauz Khas Village, Hauz Khas - 1 , 110016</text:p>
          </table:table-cell>
          <table:table-cell table:style-name="ce1" office:value-type="string" calcext:value-type="string">
            <text:p>Electric Vehicle Charger, EV Parking Slot 2, SDMC Parking, Hauz Khas Village, Hauz Khas - 1 , 110016</text:p>
          </table:table-cell>
          <table:table-cell table:style-name="ce1" office:value-type="float" office:value="28.5730519" calcext:value-type="float">
            <text:p>28.5730519</text:p>
          </table:table-cell>
          <table:table-cell table:style-name="ce1" office:value-type="float" office:value="77.1735339" calcext:value-type="float">
            <text:p>77.1735339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Charger 2, SDMC Parking, Hauz Khas Village, New Delhi</text:p>
          </table:table-cell>
          <table:table-cell table:style-name="ce1" office:value-type="string" calcext:value-type="string">
            <text:p>Electric Vehicle Charger, Charger 2, SDMC Parking, Hauz Khas Village, New Delhi</text:p>
          </table:table-cell>
          <table:table-cell table:style-name="ce1" office:value-type="float" office:value="28.553693" calcext:value-type="float">
            <text:p>28.553693</text:p>
          </table:table-cell>
          <table:table-cell table:style-name="ce1" office:value-type="float" office:value="77.19925" calcext:value-type="float">
            <text:p>77.19925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Back of Hotel Claridges Near NDMC Power Sub Station, Tees January Marg, Dr. APJ Abdul Kalam Road, New Delhi- 110003</text:p>
          </table:table-cell>
          <table:table-cell table:style-name="ce1" office:value-type="string" calcext:value-type="string">
            <text:p>Electric Vehicle Charger, Back of Hotel Claridges Near NDMC Power Sub Station, Tees January Marg, Dr. APJ Abdul Kalam Road, New Delhi- 110003</text:p>
          </table:table-cell>
          <table:table-cell table:style-name="ce1" office:value-type="float" office:value="28.602443" calcext:value-type="float">
            <text:p>28.602443</text:p>
          </table:table-cell>
          <table:table-cell table:style-name="ce1" office:value-type="float" office:value="77.217889" calcext:value-type="float">
            <text:p>77.217889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Charger 1, Sector 2: State Bank of lndia, Noida - UP</text:p>
          </table:table-cell>
          <table:table-cell table:style-name="ce1" office:value-type="string" calcext:value-type="string">
            <text:p>Electric Vehicle Charger, Charger 1, Sector 2: State Bank of lndia, Noida - UP</text:p>
          </table:table-cell>
          <table:table-cell table:style-name="ce1" office:value-type="float" office:value="28.5875036" calcext:value-type="float">
            <text:p>28.5875036</text:p>
          </table:table-cell>
          <table:table-cell table:style-name="ce1" office:value-type="float" office:value="77.31269" calcext:value-type="float">
            <text:p>77.31269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Charger 2, Sector 2: State Bank of lndia, Noida - UP</text:p>
          </table:table-cell>
          <table:table-cell table:style-name="ce1" office:value-type="string" calcext:value-type="string">
            <text:p>Electric Vehicle Charger, Charger 2, Sector 2: State Bank of lndia, Noida - UP</text:p>
          </table:table-cell>
          <table:table-cell table:style-name="ce1" office:value-type="float" office:value="28.5355161" calcext:value-type="float">
            <text:p>28.5355161</text:p>
          </table:table-cell>
          <table:table-cell table:style-name="ce1" office:value-type="float" office:value="77.3910265" calcext:value-type="float">
            <text:p>77.3910265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Charger 1, Sector 3: G-1 to G-50, Noida - UP</text:p>
          </table:table-cell>
          <table:table-cell table:style-name="ce1" office:value-type="string" calcext:value-type="string">
            <text:p>Electric Vehicle Charger, Charger 1, Sector 3: G-1 to G-50, Noida - UP</text:p>
          </table:table-cell>
          <table:table-cell table:style-name="ce1" office:value-type="float" office:value="28.5355161" calcext:value-type="float">
            <text:p>28.5355161</text:p>
          </table:table-cell>
          <table:table-cell table:style-name="ce1" office:value-type="float" office:value="77.3910265" calcext:value-type="float">
            <text:p>77.3910265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Charger 2, Sector 3: G-1 to G-50, Noida - UP</text:p>
          </table:table-cell>
          <table:table-cell table:style-name="ce1" office:value-type="string" calcext:value-type="string">
            <text:p>Electric Vehicle Charger, Charger 2, Sector 3: G-1 to G-50, Noida - UP</text:p>
          </table:table-cell>
          <table:table-cell table:style-name="ce1" office:value-type="float" office:value="28.5355161" calcext:value-type="float">
            <text:p>28.5355161</text:p>
          </table:table-cell>
          <table:table-cell table:style-name="ce1" office:value-type="float" office:value="77.3910265" calcext:value-type="float">
            <text:p>77.3910265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Charger 1, Sector 3: F-7 to F-8, Noida UP</text:p>
          </table:table-cell>
          <table:table-cell table:style-name="ce1" office:value-type="string" calcext:value-type="string">
            <text:p>Electric Vehicle Charger, Charger 1, Sector 3: F-7 to F-8, Noida UP</text:p>
          </table:table-cell>
          <table:table-cell table:style-name="ce1" office:value-type="float" office:value="28.5355161" calcext:value-type="float">
            <text:p>28.5355161</text:p>
          </table:table-cell>
          <table:table-cell table:style-name="ce1" office:value-type="float" office:value="77.3910265" calcext:value-type="float">
            <text:p>77.3910265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Charger 2, Sector 3: F-7 to F-8, Noida UP</text:p>
          </table:table-cell>
          <table:table-cell table:style-name="ce1" office:value-type="string" calcext:value-type="string">
            <text:p>Electric Vehicle Charger, Charger 2, Sector 3: F-7 to F-8, Noida UP</text:p>
          </table:table-cell>
          <table:table-cell table:style-name="ce1" office:value-type="float" office:value="28.5355161" calcext:value-type="float">
            <text:p>28.5355161</text:p>
          </table:table-cell>
          <table:table-cell table:style-name="ce1" office:value-type="float" office:value="77.3910265" calcext:value-type="float">
            <text:p>77.3910265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Charger 1, Sector 6: Reception Noida Authority, Noida, UP</text:p>
          </table:table-cell>
          <table:table-cell table:style-name="ce1" office:value-type="string" calcext:value-type="string">
            <text:p>Electric Vehicle Charger, Charger 1, Sector 6: Reception Noida Authority, Noida, UP</text:p>
          </table:table-cell>
          <table:table-cell table:style-name="ce1" office:value-type="float" office:value="28.5925506" calcext:value-type="float">
            <text:p>28.5925506</text:p>
          </table:table-cell>
          <table:table-cell table:style-name="ce1" office:value-type="float" office:value="77.3183746" calcext:value-type="float">
            <text:p>77.3183746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Charger 2, Sector 6: Reception Noida Authority, Noida, UP</text:p>
          </table:table-cell>
          <table:table-cell table:style-name="ce1" office:value-type="string" calcext:value-type="string">
            <text:p>Electric Vehicle Charger, Charger 2, Sector 6: Reception Noida Authority, Noida, UP</text:p>
          </table:table-cell>
          <table:table-cell table:style-name="ce1" office:value-type="float" office:value="28.5925506" calcext:value-type="float">
            <text:p>28.5925506</text:p>
          </table:table-cell>
          <table:table-cell table:style-name="ce1" office:value-type="float" office:value="77.3183746" calcext:value-type="float">
            <text:p>77.3183746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Sector 25A, Spice Mall plot area, Noida Authority, Noida, UP</text:p>
          </table:table-cell>
          <table:table-cell table:style-name="ce1" office:value-type="string" calcext:value-type="string">
            <text:p>Electric Vehicle Charger, Sector 25A, Spice Mall plot area, Noida Authority, Noida, UP</text:p>
          </table:table-cell>
          <table:table-cell table:style-name="ce1" office:value-type="float" office:value="28.5862141" calcext:value-type="float">
            <text:p>28.5862141</text:p>
          </table:table-cell>
          <table:table-cell table:style-name="ce1" office:value-type="float" office:value="77.3411026" calcext:value-type="float">
            <text:p>77.3411026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Charger 2, Sec-25A: Spice Mall plot area</text:p>
          </table:table-cell>
          <table:table-cell table:style-name="ce1" office:value-type="string" calcext:value-type="string">
            <text:p>Electric Vehicle Charger, Charger 2, Sec-25A: Spice Mall plot area</text:p>
          </table:table-cell>
          <table:table-cell table:style-name="ce1" office:value-type="float" office:value="28.5862141" calcext:value-type="float">
            <text:p>28.5862141</text:p>
          </table:table-cell>
          <table:table-cell table:style-name="ce1" office:value-type="float" office:value="77.3411026" calcext:value-type="float">
            <text:p>77.3411026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Charger 1, Sector 16: Parking near metro station, sector-16, Noida, UP</text:p>
          </table:table-cell>
          <table:table-cell table:style-name="ce1" office:value-type="string" calcext:value-type="string">
            <text:p>Electric Vehicle Charger, Charger 1, Sector 16: Parking near metro station, sector-16, Noida, UP</text:p>
          </table:table-cell>
          <table:table-cell table:style-name="ce1" office:value-type="float" office:value="28.5773799" calcext:value-type="float">
            <text:p>28.5773799</text:p>
          </table:table-cell>
          <table:table-cell table:style-name="ce1" office:value-type="float" office:value="77.3144936" calcext:value-type="float">
            <text:p>77.3144936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oida Authority</text:p>
          </table:table-cell>
          <table:table-cell table:style-name="ce1" office:value-type="string" calcext:value-type="string">
            <text:p>Charger 2, Sector 16: Parking near metro station, sector-16, Noida, UP</text:p>
          </table:table-cell>
          <table:table-cell table:style-name="ce1" office:value-type="string" calcext:value-type="string">
            <text:p>Electric Vehicle Charger, Charger 2, Sector 16: Parking near metro station, sector-16, Noida, UP</text:p>
          </table:table-cell>
          <table:table-cell table:style-name="ce1" office:value-type="float" office:value="28.5773799" calcext:value-type="float">
            <text:p>28.5773799</text:p>
          </table:table-cell>
          <table:table-cell table:style-name="ce1" office:value-type="float" office:value="77.3144936" calcext:value-type="float">
            <text:p>77.3144936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ERT</text:p>
          </table:table-cell>
          <table:table-cell table:style-name="ce1" office:value-type="string" calcext:value-type="string">
            <text:p>DTPC office, thiruvananthapuram,Kerala- 605007</text:p>
          </table:table-cell>
          <table:table-cell table:style-name="ce1" office:value-type="string" calcext:value-type="string">
            <text:p>Electric Vehicle Charger, DTPC office, thiruvananthapuram,Kerala- 605007</text:p>
          </table:table-cell>
          <table:table-cell table:style-name="ce1" office:value-type="float" office:value="8.5083388" calcext:value-type="float">
            <text:p>8.5083388</text:p>
          </table:table-cell>
          <table:table-cell table:style-name="ce1" office:value-type="float" office:value="76.9472347" calcext:value-type="float">
            <text:p>76.9472347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RANVP</text:p>
          </table:table-cell>
          <table:table-cell table:style-name="ce1" office:value-type="string" calcext:value-type="string">
            <text:p>KTDC Tourist Reception Centre Shanmugham road, Ernakulam, Marine drive, Kochi Kerala-682031</text:p>
          </table:table-cell>
          <table:table-cell table:style-name="ce1" office:value-type="string" calcext:value-type="string">
            <text:p>Electric Vehicle Charger, KTDC Tourist Reception Centre Shanmugham road, Ernakulam, Marine drive, Kochi Kerala-682031</text:p>
          </table:table-cell>
          <table:table-cell table:style-name="ce1" office:value-type="float" office:value="9.9769209" calcext:value-type="float">
            <text:p>9.9769209</text:p>
          </table:table-cell>
          <table:table-cell table:style-name="ce1" office:value-type="float" office:value="76.2777812" calcext:value-type="float">
            <text:p>76.2777812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RANVP</text:p>
          </table:table-cell>
          <table:table-cell table:style-name="ce1" office:value-type="string" calcext:value-type="string">
            <text:p>State Council For Child Welfare, CV Raman Pillai Rd, Near Kerala, Housing Board, Thycaud, Thiruvananthapuram, Kerala 695014</text:p>
          </table:table-cell>
          <table:table-cell table:style-name="ce1" office:value-type="string" calcext:value-type="string">
            <text:p>Electric Vehicle Charger, State Council For Child Welfare, CV Raman Pillai Rd, Near Kerala, Housing Board, Thycaud, Thiruvananthapuram, Kerala 695014</text:p>
          </table:table-cell>
          <table:table-cell table:style-name="ce1" office:value-type="float" office:value="8.491622" calcext:value-type="float">
            <text:p>8.491622</text:p>
          </table:table-cell>
          <table:table-cell table:style-name="ce1" office:value-type="float" office:value="76.9562469" calcext:value-type="float">
            <text:p>76.9562469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MRL</text:p>
          </table:table-cell>
          <table:table-cell table:style-name="ce1" office:value-type="string" calcext:value-type="string">
            <text:p>Tirumangalam Metro station, Chennai</text:p>
          </table:table-cell>
          <table:table-cell table:style-name="ce1" office:value-type="string" calcext:value-type="string">
            <text:p>Electric Vehicle Charger, Tirumangalam Metro station, Chennai</text:p>
          </table:table-cell>
          <table:table-cell table:style-name="ce1" office:value-type="float" office:value="12.9918445" calcext:value-type="float">
            <text:p>12.9918445</text:p>
          </table:table-cell>
          <table:table-cell table:style-name="ce1" office:value-type="float" office:value="80.1418013" calcext:value-type="float">
            <text:p>80.1418013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MRL</text:p>
          </table:table-cell>
          <table:table-cell table:style-name="ce1" office:value-type="string" calcext:value-type="string">
            <text:p>Tirumangalam Metro station, Chennai</text:p>
          </table:table-cell>
          <table:table-cell table:style-name="ce1" office:value-type="string" calcext:value-type="string">
            <text:p>Electric Vehicle Charger, Tirumangalam Metro station, Chennai</text:p>
          </table:table-cell>
          <table:table-cell table:style-name="ce1" office:value-type="float" office:value="12.9918445" calcext:value-type="float">
            <text:p>12.9918445</text:p>
          </table:table-cell>
          <table:table-cell table:style-name="ce1" office:value-type="float" office:value="80.1418013" calcext:value-type="float">
            <text:p>80.1418013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ERT</text:p>
          </table:table-cell>
          <table:table-cell table:style-name="ce1" office:value-type="string" calcext:value-type="string">
            <text:p>KTDC Tourist Reception Centre Shanmugham road, Ernakulam, Marine drive, Kochi Kerala-682031</text:p>
          </table:table-cell>
          <table:table-cell table:style-name="ce1" office:value-type="string" calcext:value-type="string">
            <text:p>Electric Vehicle Charger, KTDC Tourist Reception Centre Shanmugham road, Ernakulam, Marine drive, Kochi Kerala-682031</text:p>
          </table:table-cell>
          <table:table-cell table:style-name="ce1" office:value-type="float" office:value="9.9769209" calcext:value-type="float">
            <text:p>9.9769209</text:p>
          </table:table-cell>
          <table:table-cell table:style-name="ce1" office:value-type="float" office:value="76.2777812" calcext:value-type="float">
            <text:p>76.2777812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Akashvani Bhawan, Sansad Marg, New Delhi 110001</text:p>
          </table:table-cell>
          <table:table-cell table:style-name="ce1" office:value-type="string" calcext:value-type="string">
            <text:p>Electric Vehicle Charger, Akashvani Bhawan, Sansad Marg, New Delhi 110001</text:p>
          </table:table-cell>
          <table:table-cell table:style-name="ce1" office:value-type="float" office:value="28.6245157" calcext:value-type="float">
            <text:p>28.6245157</text:p>
          </table:table-cell>
          <table:table-cell table:style-name="ce1" office:value-type="float" office:value="77.2135555" calcext:value-type="float">
            <text:p>77.2135555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Akashvani Bhawan, Sansad Marg, New Delhi 110001</text:p>
          </table:table-cell>
          <table:table-cell table:style-name="ce1" office:value-type="string" calcext:value-type="string">
            <text:p>Electric Vehicle Charger, Akashvani Bhawan, Sansad Marg, New Delhi 110001</text:p>
          </table:table-cell>
          <table:table-cell table:style-name="ce1" office:value-type="float" office:value="28.6245157" calcext:value-type="float">
            <text:p>28.6245157</text:p>
          </table:table-cell>
          <table:table-cell table:style-name="ce1" office:value-type="float" office:value="77.2135555" calcext:value-type="float">
            <text:p>77.2135555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FICCI, FICCI Chowk, Mandi House, New Delhi</text:p>
          </table:table-cell>
          <table:table-cell table:style-name="ce1" office:value-type="string" calcext:value-type="string">
            <text:p>Electric Vehicle Charger, FICCI, FICCI Chowk, Mandi House, New Delhi</text:p>
          </table:table-cell>
          <table:table-cell table:style-name="ce1" office:value-type="float" office:value="28.6268691" calcext:value-type="float">
            <text:p>28.6268691</text:p>
          </table:table-cell>
          <table:table-cell table:style-name="ce1" office:value-type="float" office:value="77.231853" calcext:value-type="float">
            <text:p>77.231853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Near NDMC Office, Fire Brigade Lane, Barakhamba, New Delhi- 110001</text:p>
          </table:table-cell>
          <table:table-cell table:style-name="ce1" office:value-type="string" calcext:value-type="string">
            <text:p>Electric Vehicle Charger, Near NDMC Office, Fire Brigade Lane, Barakhamba, New Delhi- 110001</text:p>
          </table:table-cell>
          <table:table-cell table:style-name="ce1" office:value-type="float" office:value="28.6304482" calcext:value-type="float">
            <text:p>28.6304482</text:p>
          </table:table-cell>
          <table:table-cell table:style-name="ce1" office:value-type="float" office:value="77.2255578" calcext:value-type="float">
            <text:p>77.2255578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Near NDMC Office, Fire Brigade Lane, Barakhamba, New Delhi- 110001</text:p>
          </table:table-cell>
          <table:table-cell table:style-name="ce1" office:value-type="string" calcext:value-type="string">
            <text:p>Electric Vehicle Charger, Near NDMC Office, Fire Brigade Lane, Barakhamba, New Delhi- 110001</text:p>
          </table:table-cell>
          <table:table-cell table:style-name="ce1" office:value-type="float" office:value="28.6304482" calcext:value-type="float">
            <text:p>28.6304482</text:p>
          </table:table-cell>
          <table:table-cell table:style-name="ce1" office:value-type="float" office:value="77.2255578" calcext:value-type="float">
            <text:p>77.2255578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Talkatora Stadium, President's Estate, New Delhi110004</text:p>
          </table:table-cell>
          <table:table-cell table:style-name="ce1" office:value-type="string" calcext:value-type="string">
            <text:p>Electric Vehicle Charger, Talkatora Stadium, President's Estate, New Delhi110004</text:p>
          </table:table-cell>
          <table:table-cell table:style-name="ce1" office:value-type="float" office:value="28.6252943" calcext:value-type="float">
            <text:p>28.6252943</text:p>
          </table:table-cell>
          <table:table-cell table:style-name="ce1" office:value-type="float" office:value="77.1952344" calcext:value-type="float">
            <text:p>77.1952344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Talkatora Garden, President's Estate, New Delhi110004</text:p>
          </table:table-cell>
          <table:table-cell table:style-name="ce1" office:value-type="string" calcext:value-type="string">
            <text:p>Electric Vehicle Charger, Talkatora Garden, President's Estate, New Delhi110004</text:p>
          </table:table-cell>
          <table:table-cell table:style-name="ce1" office:value-type="float" office:value="28.6248358" calcext:value-type="float">
            <text:p>28.6248358</text:p>
          </table:table-cell>
          <table:table-cell table:style-name="ce1" office:value-type="float" office:value="77.1952435" calcext:value-type="float">
            <text:p>77.1952435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c/o SDMCHauz Khas VillageNew Delhi,Delhi - 110016</text:p>
          </table:table-cell>
          <table:table-cell table:style-name="ce1" office:value-type="string" calcext:value-type="string">
            <text:p>Electric Vehicle Charger, c/o SDMCHauz Khas VillageNew Delhi,Delhi - 110016</text:p>
          </table:table-cell>
          <table:table-cell table:style-name="ce1" office:value-type="float" office:value="28.5471702" calcext:value-type="float">
            <text:p>28.5471702</text:p>
          </table:table-cell>
          <table:table-cell table:style-name="ce1" office:value-type="float" office:value="77.2002745" calcext:value-type="float">
            <text:p>77.2002745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PVR Priya Vasant <text:s/>Vihar</text:p>
          </table:table-cell>
          <table:table-cell table:style-name="ce1" office:value-type="string" calcext:value-type="string">
            <text:p>Electric Vehicle Charger, PVR Priya Vasant <text:s/>Vihar</text:p>
          </table:table-cell>
          <table:table-cell table:style-name="ce1" office:value-type="float" office:value="28.4974825" calcext:value-type="float">
            <text:p>28.4974825</text:p>
          </table:table-cell>
          <table:table-cell table:style-name="ce1" office:value-type="float" office:value="77.0829777" calcext:value-type="float">
            <text:p>77.0829777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Meharchand Market, New Delhi</text:p>
          </table:table-cell>
          <table:table-cell table:style-name="ce1" office:value-type="string" calcext:value-type="string">
            <text:p>Electric Vehicle Charger, Meharchand Market, New Delhi</text:p>
          </table:table-cell>
          <table:table-cell table:style-name="ce1" office:value-type="float" office:value="28.5881111" calcext:value-type="float">
            <text:p>28.5881111</text:p>
          </table:table-cell>
          <table:table-cell table:style-name="ce1" office:value-type="float" office:value="77.2175556" calcext:value-type="float">
            <text:p>77.2175556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Meharchand Market, New Delhi</text:p>
          </table:table-cell>
          <table:table-cell table:style-name="ce1" office:value-type="string" calcext:value-type="string">
            <text:p>Electric Vehicle Charger, Meharchand Market, New Delhi</text:p>
          </table:table-cell>
          <table:table-cell table:style-name="ce1" office:value-type="float" office:value="28.5881111" calcext:value-type="float">
            <text:p>28.5881111</text:p>
          </table:table-cell>
          <table:table-cell table:style-name="ce1" office:value-type="float" office:value="77.2175556" calcext:value-type="float">
            <text:p>77.2175556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RK Puram Sector 12 Market</text:p>
          </table:table-cell>
          <table:table-cell table:style-name="ce1" office:value-type="string" calcext:value-type="string">
            <text:p>Electric Vehicle Charger, RK Puram Sector 12 Market</text:p>
          </table:table-cell>
          <table:table-cell table:style-name="ce1" office:value-type="float" office:value="28.5743032" calcext:value-type="float">
            <text:p>28.5743032</text:p>
          </table:table-cell>
          <table:table-cell table:style-name="ce1" office:value-type="float" office:value="77.1765548" calcext:value-type="float">
            <text:p>77.1765548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RK Puram Sector 12 Market</text:p>
          </table:table-cell>
          <table:table-cell table:style-name="ce1" office:value-type="string" calcext:value-type="string">
            <text:p>Electric Vehicle Charger, RK Puram Sector 12 Market</text:p>
          </table:table-cell>
          <table:table-cell table:style-name="ce1" office:value-type="float" office:value="28.5743032" calcext:value-type="float">
            <text:p>28.5743032</text:p>
          </table:table-cell>
          <table:table-cell table:style-name="ce1" office:value-type="float" office:value="77.1765548" calcext:value-type="float">
            <text:p>77.1765548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MRL</text:p>
          </table:table-cell>
          <table:table-cell table:style-name="ce1" office:value-type="string" calcext:value-type="string">
            <text:p>Saidapet Metro station</text:p>
          </table:table-cell>
          <table:table-cell table:style-name="ce1" office:value-type="string" calcext:value-type="string">
            <text:p>Electric Vehicle Charger, Saidapet Metro station</text:p>
          </table:table-cell>
          <table:table-cell table:style-name="ce1" office:value-type="float" office:value="13.0237197" calcext:value-type="float">
            <text:p>13.0237197</text:p>
          </table:table-cell>
          <table:table-cell table:style-name="ce1" office:value-type="float" office:value="80.2282092" calcext:value-type="float">
            <text:p>80.2282092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MRL</text:p>
          </table:table-cell>
          <table:table-cell table:style-name="ce1" office:value-type="string" calcext:value-type="string">
            <text:p>Saidapet Metro station</text:p>
          </table:table-cell>
          <table:table-cell table:style-name="ce1" office:value-type="string" calcext:value-type="string">
            <text:p>Electric Vehicle Charger, Saidapet Metro station</text:p>
          </table:table-cell>
          <table:table-cell table:style-name="ce1" office:value-type="float" office:value="13.0237197" calcext:value-type="float">
            <text:p>13.0237197</text:p>
          </table:table-cell>
          <table:table-cell table:style-name="ce1" office:value-type="float" office:value="80.2282092" calcext:value-type="float">
            <text:p>80.2282092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MRL</text:p>
          </table:table-cell>
          <table:table-cell table:style-name="ce1" office:value-type="string" calcext:value-type="string">
            <text:p>Tirumangalam Metro station, Chennai</text:p>
          </table:table-cell>
          <table:table-cell table:style-name="ce1" office:value-type="string" calcext:value-type="string">
            <text:p>Electric Vehicle Charger, Tirumangalam Metro station, Chennai</text:p>
          </table:table-cell>
          <table:table-cell table:style-name="ce1" office:value-type="float" office:value="12.9918445" calcext:value-type="float">
            <text:p>12.9918445</text:p>
          </table:table-cell>
          <table:table-cell table:style-name="ce1" office:value-type="float" office:value="80.1418013" calcext:value-type="float">
            <text:p>80.1418013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MRL</text:p>
          </table:table-cell>
          <table:table-cell table:style-name="ce1" office:value-type="string" calcext:value-type="string">
            <text:p>Saidapet Metro station</text:p>
          </table:table-cell>
          <table:table-cell table:style-name="ce1" office:value-type="string" calcext:value-type="string">
            <text:p>Electric Vehicle Charger, Saidapet Metro station</text:p>
          </table:table-cell>
          <table:table-cell table:style-name="ce1" office:value-type="float" office:value="13.0237197" calcext:value-type="float">
            <text:p>13.0237197</text:p>
          </table:table-cell>
          <table:table-cell table:style-name="ce1" office:value-type="float" office:value="80.2282092" calcext:value-type="float">
            <text:p>80.2282092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DLF Building, Sansad Marg, Janpath, Connaught Place, New Delhi 110001.</text:p>
          </table:table-cell>
          <table:table-cell table:style-name="ce1" office:value-type="string" calcext:value-type="string">
            <text:p>Electric Vehicle Charger, DLF Building, Sansad Marg, Janpath, Connaught Place, New Delhi 110001.</text:p>
          </table:table-cell>
          <table:table-cell table:style-name="ce1" office:value-type="float" office:value="28.6212385" calcext:value-type="float">
            <text:p>28.6212385</text:p>
          </table:table-cell>
          <table:table-cell table:style-name="ce1" office:value-type="float" office:value="77.2183048" calcext:value-type="float">
            <text:p>77.2183048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DMC</text:p>
          </table:table-cell>
          <table:table-cell table:style-name="ce1" office:value-type="string" calcext:value-type="string">
            <text:p>Talkatora Stadium, President's Estate, New Delhi110004</text:p>
          </table:table-cell>
          <table:table-cell table:style-name="ce1" office:value-type="string" calcext:value-type="string">
            <text:p>Electric Vehicle Charger, Talkatora Stadium, President's Estate, New Delhi110004</text:p>
          </table:table-cell>
          <table:table-cell table:style-name="ce1" office:value-type="float" office:value="28.6252943" calcext:value-type="float">
            <text:p>28.6252943</text:p>
          </table:table-cell>
          <table:table-cell table:style-name="ce1" office:value-type="float" office:value="77.1952344" calcext:value-type="float">
            <text:p>77.1952344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KDA</text:p>
          </table:table-cell>
          <table:table-cell table:style-name="ce1" office:value-type="string" calcext:value-type="string">
            <text:p>ECO Park,Gate No1,West Bengal:700156</text:p>
          </table:table-cell>
          <table:table-cell table:style-name="ce1" office:value-type="string" calcext:value-type="string">
            <text:p>Electric Vehicle Charger, ECO Park,Gate No1,West Bengal:700156</text:p>
          </table:table-cell>
          <table:table-cell table:style-name="ce1" office:value-type="float" office:value="22.5833562" calcext:value-type="float">
            <text:p>22.5833562</text:p>
          </table:table-cell>
          <table:table-cell table:style-name="ce1" office:value-type="float" office:value="88.4593418" calcext:value-type="float">
            <text:p>88.4593418</text:p>
          </table:table-cell>
          <table:table-cell table:style-name="ce1" office:value-type="string" calcext:value-type="string">
            <text:p>AC-001</text:p>
          </table:table-cell>
          <table:table-cell table:style-name="ce1" office:value-type="string" calcext:value-type="string">
            <text:p>10(3.3 kW each)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KDA</text:p>
          </table:table-cell>
          <table:table-cell table:style-name="ce1" office:value-type="string" calcext:value-type="string">
            <text:p>Shapoorji complex,New Town,kolkata,West Bengal:700135</text:p>
          </table:table-cell>
          <table:table-cell table:style-name="ce1" office:value-type="string" calcext:value-type="string">
            <text:p>Electric Vehicle Charger, Shapoorji complex,New Town,kolkata,West Bengal:700135</text:p>
          </table:table-cell>
          <table:table-cell table:style-name="ce1" office:value-type="float" office:value="22.5691795" calcext:value-type="float">
            <text:p>22.5691795</text:p>
          </table:table-cell>
          <table:table-cell table:style-name="ce1" office:value-type="float" office:value="88.5090643" calcext:value-type="float">
            <text:p>88.5090643</text:p>
          </table:table-cell>
          <table:table-cell table:style-name="ce1" office:value-type="string" calcext:value-type="string">
            <text:p>AC-001</text:p>
          </table:table-cell>
          <table:table-cell table:style-name="ce1" office:value-type="string" calcext:value-type="string">
            <text:p>10(3.3 kW each)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KDA</text:p>
          </table:table-cell>
          <table:table-cell table:style-name="ce1" office:value-type="string" calcext:value-type="string">
            <text:p>ECO Park,Gate No1,West Bengal:700156</text:p>
          </table:table-cell>
          <table:table-cell table:style-name="ce1" office:value-type="string" calcext:value-type="string">
            <text:p>Electric Vehicle Charger, ECO Park,Gate No1,West Bengal:700156</text:p>
          </table:table-cell>
          <table:table-cell table:style-name="ce1" office:value-type="float" office:value="22.5833562" calcext:value-type="float">
            <text:p>22.5833562</text:p>
          </table:table-cell>
          <table:table-cell table:style-name="ce1" office:value-type="float" office:value="88.4593418" calcext:value-type="float">
            <text:p>88.4593418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NKDA</text:p>
          </table:table-cell>
          <table:table-cell table:style-name="ce1" office:value-type="string" calcext:value-type="string">
            <text:p>Shapoorji complex,New Town,kolkata,West Bengal:700135</text:p>
          </table:table-cell>
          <table:table-cell table:style-name="ce1" office:value-type="string" calcext:value-type="string">
            <text:p>Electric Vehicle Charger, Shapoorji complex,New Town,kolkata,West Bengal:700135</text:p>
          </table:table-cell>
          <table:table-cell table:style-name="ce1" office:value-type="float" office:value="22.5691795" calcext:value-type="float">
            <text:p>22.5691795</text:p>
          </table:table-cell>
          <table:table-cell table:style-name="ce1" office:value-type="float" office:value="88.5090643" calcext:value-type="float">
            <text:p>88.5090643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ERT</text:p>
          </table:table-cell>
          <table:table-cell table:style-name="ce1" office:value-type="string" calcext:value-type="string">
            <text:p>State Council For Child Welfare, CV Raman Pillai Rd, Near Kerala, Housing Board, Thycaud, Thiruvananthapuram, Kerala 695014</text:p>
          </table:table-cell>
          <table:table-cell table:style-name="ce1" office:value-type="string" calcext:value-type="string">
            <text:p>Electric Vehicle Charger, State Council For Child Welfare, CV Raman Pillai Rd, Near Kerala, Housing Board, Thycaud, Thiruvananthapuram, Kerala 695014</text:p>
          </table:table-cell>
          <table:table-cell table:style-name="ce1" office:value-type="float" office:value="8.491622" calcext:value-type="float">
            <text:p>8.491622</text:p>
          </table:table-cell>
          <table:table-cell table:style-name="ce1" office:value-type="float" office:value="76.9562469" calcext:value-type="float">
            <text:p>76.9562469</text:p>
          </table:table-cell>
          <table:table-cell table:style-name="ce1" office:value-type="string" calcext:value-type="string">
            <text:p>CCS/ChADEMO/ Type 2 AC</text:p>
          </table:table-cell>
          <table:table-cell table:style-name="ce1" office:value-type="string" calcext:value-type="string">
            <text:p>142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ERT</text:p>
          </table:table-cell>
          <table:table-cell table:style-name="ce1" office:value-type="string" calcext:value-type="string">
            <text:p>Shanghumukham beach, thiruvananthapuram,Kerala- 605007</text:p>
          </table:table-cell>
          <table:table-cell table:style-name="ce1" office:value-type="string" calcext:value-type="string">
            <text:p>Electric Vehicle Charger, Shanghumukham beach, thiruvananthapuram,Kerala- 605007</text:p>
          </table:table-cell>
          <table:table-cell table:style-name="ce1" office:value-type="float" office:value="8.4810515" calcext:value-type="float">
            <text:p>8.4810515</text:p>
          </table:table-cell>
          <table:table-cell table:style-name="ce1" office:value-type="float" office:value="76.9126218" calcext:value-type="float">
            <text:p>76.9126218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ERT</text:p>
          </table:table-cell>
          <table:table-cell table:style-name="ce1" office:value-type="string" calcext:value-type="string">
            <text:p>KTDC Tourist Reception Centre Shanmugham road, Ernakulam, Marine drive, Kochi Kerala-682031</text:p>
          </table:table-cell>
          <table:table-cell table:style-name="ce1" office:value-type="string" calcext:value-type="string">
            <text:p>Electric Vehicle Charger, KTDC Tourist Reception Centre Shanmugham road, Ernakulam, Marine drive, Kochi Kerala-682031</text:p>
          </table:table-cell>
          <table:table-cell table:style-name="ce1" office:value-type="float" office:value="9.9769209" calcext:value-type="float">
            <text:p>9.9769209</text:p>
          </table:table-cell>
          <table:table-cell table:style-name="ce1" office:value-type="float" office:value="76.2777812" calcext:value-type="float">
            <text:p>76.2777812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ERT</text:p>
          </table:table-cell>
          <table:table-cell table:style-name="ce1" office:value-type="string" calcext:value-type="string">
            <text:p>State Council For Child Welfare, CV Raman Pillai Rd, Near Kerala, Housing Board, Thycaud, Thiruvananthapuram, Kerala 695014</text:p>
          </table:table-cell>
          <table:table-cell table:style-name="ce1" office:value-type="string" calcext:value-type="string">
            <text:p>Electric Vehicle Charger, State Council For Child Welfare, CV Raman Pillai Rd, Near Kerala, Housing Board, Thycaud, Thiruvananthapuram, Kerala 695014</text:p>
          </table:table-cell>
          <table:table-cell table:style-name="ce1" office:value-type="float" office:value="8.491622" calcext:value-type="float">
            <text:p>8.491622</text:p>
          </table:table-cell>
          <table:table-cell table:style-name="ce1" office:value-type="float" office:value="76.9562469" calcext:value-type="float">
            <text:p>76.9562469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DMC</text:p>
          </table:table-cell>
          <table:table-cell table:style-name="ce1" office:value-type="string" calcext:value-type="string">
            <text:p>EESL PVR Priya Vasant Vihar, SDMC parking New Delhi, Near Plot 7</text:p>
          </table:table-cell>
          <table:table-cell table:style-name="ce1" office:value-type="string" calcext:value-type="string">
            <text:p>Electric Vehicle Charger, EESL PVR Priya Vasant Vihar, SDMC parking New Delhi, Near Plot 7</text:p>
          </table:table-cell>
          <table:table-cell table:style-name="ce1" office:value-type="float" office:value="28.5576621" calcext:value-type="float">
            <text:p>28.5576621</text:p>
          </table:table-cell>
          <table:table-cell table:style-name="ce1" office:value-type="float" office:value="77.1576843" calcext:value-type="float">
            <text:p>77.1576843</text:p>
          </table:table-cell>
          <table:table-cell table:style-name="ce1" office:value-type="string" calcext:value-type="string">
            <text:p>DC-001</text:p>
          </table:table-cell>
          <table:table-cell table:style-name="ce1" office:value-type="string" calcext:value-type="string">
            <text:p>15 kW</text:p>
          </table:table-cell>
          <table:table-cell table:style-name="ce1" office:value-type="string" calcext:value-type="string">
            <text:p>Self Service</text:p>
          </table:table-cell>
          <table:table-cell table:number-columns-repeated="1016"/>
        </table:table-row>
        <table:table-row table:style-name="ro2" table:number-rows-repeated="10483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lectric_5f_vehicle_5f_charging_5f_station_5f_list" style:display-name="PageStyle_electric_vehicle_charging_station_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24" meta:object-count="0"/>
    <meta:generator>LibreOfficeDev/6.0.5.2$Linux_X86_64 LibreOffice_project/</meta:generator>
  </office:meta>
</office:document-meta>
</file>